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roxima Nova" svg:font-family="'Proxima Nova', Arial, sans-serif"/>
    <style:font-face style:name="monospace" svg:font-family="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188af" officeooo:paragraph-rsid="000188af"/>
    </style:style>
    <style:style style:name="P2" style:family="paragraph" style:parent-style-name="Standard">
      <style:text-properties style:font-name="Arial" officeooo:rsid="000188af" officeooo:paragraph-rsid="000188af" fo:background-color="#ffff00"/>
    </style:style>
    <style:style style:name="P3" style:family="paragraph" style:parent-style-name="Standard">
      <style:text-properties fo:color="#355269" style:font-name="Arial" fo:font-style="italic" officeooo:rsid="000188af" officeooo:paragraph-rsid="0001aae7" style:font-style-asian="italic" style:font-style-complex="italic"/>
    </style:style>
    <style:style style:name="P4" style:family="paragraph" style:parent-style-name="Standard">
      <style:text-properties fo:color="#355269" style:font-name="Arial" fo:font-style="italic" officeooo:rsid="00032bb8" officeooo:paragraph-rsid="00032bb8" style:font-style-asian="italic" style:font-style-complex="italic"/>
    </style:style>
    <style:style style:name="P5" style:family="paragraph" style:parent-style-name="Standard">
      <style:text-properties fo:color="#355269" style:font-name="Arial" fo:font-style="italic" officeooo:rsid="00032bb8" officeooo:paragraph-rsid="0005bf04" style:font-style-asian="italic" style:font-style-complex="italic"/>
    </style:style>
    <style:style style:name="P6" style:family="paragraph" style:parent-style-name="Standard">
      <style:text-properties fo:color="#000000" style:font-name="Arial" fo:font-style="normal" officeooo:rsid="0001aae7" officeooo:paragraph-rsid="00032bb8" fo:background-color="#ffff00" style:font-style-asian="normal" style:font-style-complex="normal"/>
    </style:style>
    <style:style style:name="P7" style:family="paragraph" style:parent-style-name="Standard">
      <style:text-properties fo:color="#000000" style:font-name="Arial" fo:font-style="normal" officeooo:rsid="0001aae7" officeooo:paragraph-rsid="0005bf04" fo:background-color="#ffff00" style:font-style-asian="normal" style:font-style-complex="normal"/>
    </style:style>
    <style:style style:name="P8" style:family="paragraph" style:parent-style-name="Standard">
      <style:text-properties fo:color="#000000" style:font-name="Arial" fo:font-style="normal" officeooo:rsid="0001aae7" officeooo:paragraph-rsid="00071e7f" fo:background-color="#ffff00" style:font-style-asian="normal" style:font-style-complex="normal"/>
    </style:style>
    <style:style style:name="P9" style:family="paragraph" style:parent-style-name="Standard">
      <style:text-properties fo:color="#000000" style:font-name="Arial" fo:font-style="normal" officeooo:rsid="0009f7be" officeooo:paragraph-rsid="0009f7be" fo:background-color="#ffff00" style:font-style-asian="normal" style:font-style-complex="normal"/>
    </style:style>
    <style:style style:name="P10" style:family="paragraph" style:parent-style-name="Standard">
      <style:text-properties fo:color="#000000" style:font-name="Arial" fo:font-style="normal" officeooo:rsid="000b5392" officeooo:paragraph-rsid="000b5392" fo:background-color="#ffff00" style:font-style-asian="normal" style:font-style-complex="normal"/>
    </style:style>
    <style:style style:name="P11" style:family="paragraph" style:parent-style-name="Standard">
      <style:text-properties fo:color="#000000" style:font-name="Arial" fo:font-style="normal" officeooo:rsid="000c3a92" officeooo:paragraph-rsid="000c3a92" fo:background-color="#ffff00" style:font-style-asian="normal" style:font-style-complex="normal"/>
    </style:style>
    <style:style style:name="P12" style:family="paragraph" style:parent-style-name="Standard">
      <style:text-properties fo:color="#000000" style:font-name="Arial" fo:font-style="normal" officeooo:rsid="000d0788" officeooo:paragraph-rsid="000d0788" fo:background-color="#ffff00" style:font-style-asian="normal" style:font-style-complex="normal"/>
    </style:style>
    <style:style style:name="P13" style:family="paragraph" style:parent-style-name="Standard">
      <style:text-properties fo:color="#000000" style:font-name="Arial" fo:font-style="normal" officeooo:rsid="000edb6f" officeooo:paragraph-rsid="000edb6f" fo:background-color="#ffff00" style:font-style-asian="normal" style:font-style-complex="normal"/>
    </style:style>
    <style:style style:name="P14" style:family="paragraph" style:parent-style-name="Standard">
      <style:text-properties fo:color="#000000" style:font-name="Arial" fo:font-style="normal" officeooo:rsid="000f9bc1" officeooo:paragraph-rsid="000f9bc1" fo:background-color="#ffff00" style:font-style-asian="normal" style:font-style-complex="normal"/>
    </style:style>
    <style:style style:name="P15" style:family="paragraph" style:parent-style-name="Standard">
      <style:text-properties fo:color="#000000" style:font-name="Arial" fo:font-style="normal" officeooo:rsid="000f9bc1" officeooo:paragraph-rsid="001134fd" fo:background-color="#ffff00" style:font-style-asian="normal" style:font-style-complex="normal"/>
    </style:style>
    <style:style style:name="P16" style:family="paragraph" style:parent-style-name="Standard">
      <style:text-properties fo:color="#000000" style:font-name="Arial" fo:font-style="normal" officeooo:rsid="000f9bc1" officeooo:paragraph-rsid="0012c50d" fo:background-color="#ffff00" style:font-style-asian="normal" style:font-style-complex="normal"/>
    </style:style>
    <style:style style:name="P17" style:family="paragraph" style:parent-style-name="Standard">
      <style:text-properties fo:color="#000000" style:font-name="Arial" fo:font-style="normal" officeooo:rsid="000f9bc1" officeooo:paragraph-rsid="001413c7" fo:background-color="#ffff00" style:font-style-asian="normal" style:font-style-complex="normal"/>
    </style:style>
    <style:style style:name="P18" style:family="paragraph" style:parent-style-name="Standard">
      <style:text-properties fo:color="#000000" style:font-name="Arial" fo:font-style="normal" officeooo:rsid="000f9bc1" officeooo:paragraph-rsid="00179b3f" fo:background-color="#ffff00" style:font-style-asian="normal" style:font-style-complex="normal"/>
    </style:style>
    <style:style style:name="P19" style:family="paragraph" style:parent-style-name="Standard">
      <style:text-properties fo:color="#000000" style:font-name="Arial" fo:font-style="normal" officeooo:rsid="00179b3f" officeooo:paragraph-rsid="0019779e" fo:background-color="#ffff00" style:font-style-asian="normal" style:font-style-complex="normal"/>
    </style:style>
    <style:style style:name="P20" style:family="paragraph" style:parent-style-name="Standard">
      <style:text-properties fo:color="#000000" style:font-name="Arial" fo:font-style="normal" officeooo:rsid="00179b3f" officeooo:paragraph-rsid="001e59e7" fo:background-color="#ffff00" style:font-style-asian="normal" style:font-style-complex="normal"/>
    </style:style>
    <style:style style:name="P21" style:family="paragraph" style:parent-style-name="Standard">
      <style:text-properties fo:color="#000000" style:font-name="Arial" fo:font-style="normal" officeooo:rsid="00179b3f" officeooo:paragraph-rsid="001fff43" fo:background-color="#ffff00" style:font-style-asian="normal" style:font-style-complex="normal"/>
    </style:style>
    <style:style style:name="P22" style:family="paragraph" style:parent-style-name="Standard">
      <style:text-properties fo:color="#000000" style:font-name="Arial" fo:font-style="normal" officeooo:rsid="00179b3f" officeooo:paragraph-rsid="0022d60f" fo:background-color="#ffff00" style:font-style-asian="normal" style:font-style-complex="normal"/>
    </style:style>
    <style:style style:name="P23" style:family="paragraph" style:parent-style-name="Standard">
      <style:text-properties fo:color="#000000" style:font-name="Arial" fo:font-style="normal" officeooo:rsid="00179b3f" officeooo:paragraph-rsid="0024be79" fo:background-color="#ffff00" style:font-style-asian="normal" style:font-style-complex="normal"/>
    </style:style>
    <style:style style:name="P24" style:family="paragraph" style:parent-style-name="Standard">
      <style:text-properties fo:color="#000000" style:font-name="Arial" fo:font-style="normal" officeooo:rsid="0003cea1" officeooo:paragraph-rsid="0003cea1" style:font-style-asian="normal" style:font-style-complex="normal"/>
    </style:style>
    <style:style style:name="P25" style:family="paragraph" style:parent-style-name="Standard">
      <style:text-properties fo:color="#000000" style:font-name="Arial" fo:font-style="normal" officeooo:rsid="0003cea1" officeooo:paragraph-rsid="0005bf04" style:font-style-asian="normal" style:font-style-complex="normal"/>
    </style:style>
    <style:style style:name="P26" style:family="paragraph" style:parent-style-name="Standard">
      <style:text-properties fo:color="#000000" style:font-name="Arial" fo:font-style="normal" officeooo:rsid="0003cea1" officeooo:paragraph-rsid="00231ee3" style:font-style-asian="normal" style:font-style-complex="normal"/>
    </style:style>
    <style:style style:name="P27" style:family="paragraph" style:parent-style-name="Standard">
      <style:text-properties fo:color="#000000" style:font-name="Arial" fo:font-style="normal" officeooo:rsid="0005bf04" officeooo:paragraph-rsid="0005bf04" style:font-style-asian="normal" style:font-style-complex="normal"/>
    </style:style>
    <style:style style:name="P28" style:family="paragraph" style:parent-style-name="Standard">
      <style:text-properties fo:color="#000000" style:font-name="Arial" fo:font-style="normal" officeooo:rsid="0014dc54" officeooo:paragraph-rsid="0014dc54" style:font-style-asian="normal" style:font-style-complex="normal"/>
    </style:style>
    <style:style style:name="P29" style:family="paragraph" style:parent-style-name="Standard">
      <style:text-properties fo:color="#000000" style:font-name="Arial" fo:font-style="normal" officeooo:rsid="0001aae7" officeooo:paragraph-rsid="00231ee3" style:font-style-asian="normal" style:font-style-complex="normal"/>
    </style:style>
    <style:style style:name="P30" style:family="paragraph" style:parent-style-name="Standard">
      <style:text-properties fo:color="#000000" style:font-name="Arial" fo:font-style="normal" officeooo:rsid="0008ae64" officeooo:paragraph-rsid="0008ae64" fo:background-color="transparent" style:font-style-asian="normal" style:font-style-complex="normal"/>
    </style:style>
    <style:style style:name="P31" style:family="paragraph" style:parent-style-name="Standard">
      <style:text-properties fo:color="#000000" style:font-name="Arial" fo:font-style="normal" officeooo:rsid="000b5392" officeooo:paragraph-rsid="000b5392" fo:background-color="transparent" style:font-style-asian="normal" style:font-style-complex="normal"/>
    </style:style>
    <style:style style:name="P32" style:family="paragraph" style:parent-style-name="Standard">
      <style:text-properties fo:color="#000000" style:font-name="Arial" fo:font-style="normal" officeooo:rsid="000c3a92" officeooo:paragraph-rsid="000c3a92" fo:background-color="transparent" style:font-style-asian="normal" style:font-style-complex="normal"/>
    </style:style>
    <style:style style:name="P33" style:family="paragraph" style:parent-style-name="Standard">
      <style:text-properties fo:color="#000000" style:font-name="Arial" fo:font-style="normal" officeooo:rsid="000c3a92" officeooo:paragraph-rsid="000f9bc1" fo:background-color="transparent" style:font-style-asian="normal" style:font-style-complex="normal"/>
    </style:style>
    <style:style style:name="P34" style:family="paragraph" style:parent-style-name="Standard">
      <style:text-properties fo:color="#000000" style:font-name="Arial" fo:font-style="normal" officeooo:rsid="000c3a92" officeooo:paragraph-rsid="001134fd" fo:background-color="transparent" style:font-style-asian="normal" style:font-style-complex="normal"/>
    </style:style>
    <style:style style:name="P35" style:family="paragraph" style:parent-style-name="Standard">
      <style:text-properties fo:color="#000000" style:font-name="Arial" fo:font-style="normal" officeooo:rsid="000c3a92" officeooo:paragraph-rsid="0012c50d" fo:background-color="transparent" style:font-style-asian="normal" style:font-style-complex="normal"/>
    </style:style>
    <style:style style:name="P36" style:family="paragraph" style:parent-style-name="Standard">
      <style:text-properties fo:color="#000000" style:font-name="Arial" fo:font-style="normal" officeooo:rsid="000c3a92" officeooo:paragraph-rsid="001413c7" fo:background-color="transparent" style:font-style-asian="normal" style:font-style-complex="normal"/>
    </style:style>
    <style:style style:name="P37" style:family="paragraph" style:parent-style-name="Standard">
      <style:text-properties fo:color="#000000" style:font-name="Arial" fo:font-style="normal" officeooo:rsid="000c3a92" officeooo:paragraph-rsid="00179b3f" fo:background-color="transparent" style:font-style-asian="normal" style:font-style-complex="normal"/>
    </style:style>
    <style:style style:name="P38" style:family="paragraph" style:parent-style-name="Standard">
      <style:text-properties fo:color="#000000" style:font-name="Arial" fo:font-style="normal" officeooo:rsid="000d0788" officeooo:paragraph-rsid="000d0788" fo:background-color="transparent" style:font-style-asian="normal" style:font-style-complex="normal"/>
    </style:style>
    <style:style style:name="P39" style:family="paragraph" style:parent-style-name="Standard">
      <style:text-properties fo:color="#000000" style:font-name="Arial" fo:font-style="normal" officeooo:rsid="0019779e" officeooo:paragraph-rsid="0019779e" fo:background-color="transparent" style:font-style-asian="normal" style:font-style-complex="normal"/>
    </style:style>
    <style:style style:name="P40" style:family="paragraph" style:parent-style-name="Standard">
      <style:text-properties fo:color="#000000" style:font-name="Arial" fo:font-style="normal" officeooo:rsid="0009f7be" officeooo:paragraph-rsid="0009f7be" fo:background-color="transparent" style:font-style-asian="normal" style:font-style-complex="normal"/>
    </style:style>
    <style:style style:name="P41" style:family="paragraph" style:parent-style-name="Standard">
      <style:text-properties fo:color="#000000" style:font-name="Arial" fo:font-style="normal" officeooo:rsid="002137bb" officeooo:paragraph-rsid="002137bb" fo:background-color="transparent" style:font-style-asian="normal" style:font-style-complex="normal"/>
    </style:style>
    <style:style style:name="P42" style:family="paragraph" style:parent-style-name="Standard">
      <style:text-properties fo:color="#3465a4" style:font-name="Arial" fo:font-style="italic" officeooo:rsid="000188af" officeooo:paragraph-rsid="000188af" style:font-style-asian="italic" style:font-style-complex="italic"/>
    </style:style>
    <style:style style:name="P43" style:family="paragraph" style:parent-style-name="Standard">
      <style:text-properties fo:color="#3465a4" style:font-name="Arial" fo:font-style="italic" officeooo:rsid="000188af" officeooo:paragraph-rsid="0001aae7" style:font-style-asian="italic" style:font-style-complex="italic"/>
    </style:style>
    <style:style style:name="P44" style:family="paragraph" style:parent-style-name="Standard">
      <style:text-properties fo:color="#3465a4" style:font-name="Arial" fo:font-style="italic" officeooo:rsid="0003cea1" officeooo:paragraph-rsid="0003cea1" style:font-style-asian="italic" style:font-style-complex="italic"/>
    </style:style>
    <style:style style:name="P45" style:family="paragraph" style:parent-style-name="Standard">
      <style:text-properties fo:color="#3465a4" style:font-name="Arial" fo:font-style="italic" officeooo:rsid="0014dc54" officeooo:paragraph-rsid="0014dc54" style:font-style-asian="italic" style:font-style-complex="italic"/>
    </style:style>
    <style:style style:name="P46" style:family="paragraph" style:parent-style-name="Standard">
      <style:text-properties fo:color="#3465a4" style:font-name="Arial" fo:font-style="italic" officeooo:rsid="0005bf04" officeooo:paragraph-rsid="0005bf04" style:font-style-asian="italic" style:font-style-complex="italic"/>
    </style:style>
    <style:style style:name="P47" style:family="paragraph" style:parent-style-name="Standard">
      <style:text-properties fo:color="#3465a4" style:font-name="Arial" fo:font-style="italic" officeooo:rsid="00231ee3" officeooo:paragraph-rsid="00231ee3" style:font-style-asian="italic" style:font-style-complex="italic"/>
    </style:style>
    <style:style style:name="P48" style:family="paragraph" style:parent-style-name="Standard">
      <style:text-properties fo:color="#3465a4" style:font-name="Arial" fo:font-style="italic" officeooo:rsid="0008ae64" officeooo:paragraph-rsid="0008ae64" fo:background-color="transparent" style:font-style-asian="italic" style:font-style-complex="italic"/>
    </style:style>
    <style:style style:name="P49" style:family="paragraph" style:parent-style-name="Standard">
      <style:text-properties fo:color="#3465a4" style:font-name="Arial" fo:font-style="italic" officeooo:rsid="0008ae64" officeooo:paragraph-rsid="0009f7be" fo:background-color="transparent" style:font-style-asian="italic" style:font-style-complex="italic"/>
    </style:style>
    <style:style style:name="P50" style:family="paragraph" style:parent-style-name="Standard">
      <style:text-properties fo:color="#3465a4" style:font-name="Arial" fo:font-style="italic" officeooo:rsid="0008ae64" officeooo:paragraph-rsid="000c3a92" fo:background-color="transparent" style:font-style-asian="italic" style:font-style-complex="italic"/>
    </style:style>
    <style:style style:name="P51" style:family="paragraph" style:parent-style-name="Standard">
      <style:text-properties fo:color="#3465a4" style:font-name="Arial" fo:font-style="italic" officeooo:rsid="0008ae64" officeooo:paragraph-rsid="000d0788" fo:background-color="transparent" style:font-style-asian="italic" style:font-style-complex="italic"/>
    </style:style>
    <style:style style:name="P52" style:family="paragraph" style:parent-style-name="Standard">
      <style:text-properties fo:color="#3465a4" style:font-name="Arial" fo:font-style="italic" officeooo:rsid="0008ae64" officeooo:paragraph-rsid="000edb6f" fo:background-color="transparent" style:font-style-asian="italic" style:font-style-complex="italic"/>
    </style:style>
    <style:style style:name="P53" style:family="paragraph" style:parent-style-name="Standard">
      <style:text-properties fo:color="#3465a4" style:font-name="Arial" fo:font-style="italic" officeooo:rsid="0009f7be" officeooo:paragraph-rsid="0009f7be" fo:background-color="transparent" style:font-style-asian="italic" style:font-style-complex="italic"/>
    </style:style>
    <style:style style:name="P54" style:family="paragraph" style:parent-style-name="Standard">
      <style:text-properties fo:color="#3465a4" style:font-name="Arial" fo:font-style="italic" officeooo:rsid="0009f7be" officeooo:paragraph-rsid="000c3a92" fo:background-color="transparent" style:font-style-asian="italic" style:font-style-complex="italic"/>
    </style:style>
    <style:style style:name="P55" style:family="paragraph" style:parent-style-name="Standard">
      <style:text-properties fo:color="#3465a4" style:font-name="Arial" fo:font-style="italic" officeooo:rsid="0009f7be" officeooo:paragraph-rsid="000edb6f" fo:background-color="transparent" style:font-style-asian="italic" style:font-style-complex="italic"/>
    </style:style>
    <style:style style:name="P56" style:family="paragraph" style:parent-style-name="Standard">
      <style:text-properties fo:color="#3465a4" style:font-name="Arial" fo:font-style="italic" officeooo:rsid="000c3a92" officeooo:paragraph-rsid="000c3a92" fo:background-color="transparent" style:font-style-asian="italic" style:font-style-complex="italic"/>
    </style:style>
    <style:style style:name="P57" style:family="paragraph" style:parent-style-name="Standard">
      <style:text-properties fo:color="#3465a4" style:font-name="Arial" fo:font-style="italic" officeooo:rsid="000d0788" officeooo:paragraph-rsid="000d0788" fo:background-color="transparent" style:font-style-asian="italic" style:font-style-complex="italic"/>
    </style:style>
    <style:style style:name="P58" style:family="paragraph" style:parent-style-name="Standard">
      <style:text-properties fo:color="#3465a4" style:font-name="Arial" fo:font-style="italic" officeooo:rsid="000edb6f" officeooo:paragraph-rsid="000edb6f" fo:background-color="transparent" style:font-style-asian="italic" style:font-style-complex="italic"/>
    </style:style>
    <style:style style:name="P59" style:family="paragraph" style:parent-style-name="Standard">
      <style:text-properties fo:color="#3465a4" style:font-name="Arial" fo:font-style="italic" officeooo:rsid="000f9bc1" officeooo:paragraph-rsid="000f9bc1" fo:background-color="transparent" style:font-style-asian="italic" style:font-style-complex="italic"/>
    </style:style>
    <style:style style:name="P60" style:family="paragraph" style:parent-style-name="Standard">
      <style:text-properties fo:color="#3465a4" style:font-name="Arial" fo:font-style="italic" officeooo:rsid="001134fd" officeooo:paragraph-rsid="001134fd" fo:background-color="transparent" style:font-style-asian="italic" style:font-style-complex="italic"/>
    </style:style>
    <style:style style:name="P61" style:family="paragraph" style:parent-style-name="Standard">
      <style:text-properties fo:color="#3465a4" style:font-name="Arial" fo:font-style="italic" officeooo:rsid="0012c50d" officeooo:paragraph-rsid="0012c50d" fo:background-color="transparent" style:font-style-asian="italic" style:font-style-complex="italic"/>
    </style:style>
    <style:style style:name="P62" style:family="paragraph" style:parent-style-name="Standard">
      <style:text-properties fo:color="#3465a4" style:font-name="Arial" fo:font-style="italic" officeooo:rsid="0014e0b4" officeooo:paragraph-rsid="0014e0b4" fo:background-color="transparent" style:font-style-asian="italic" style:font-style-complex="italic"/>
    </style:style>
    <style:style style:name="P63" style:family="paragraph" style:parent-style-name="Standard">
      <style:text-properties fo:color="#3465a4" style:font-name="Arial" fo:font-style="italic" officeooo:rsid="0014e0b4" officeooo:paragraph-rsid="00179b3f" fo:background-color="transparent" style:font-style-asian="italic" style:font-style-complex="italic"/>
    </style:style>
    <style:style style:name="P64" style:family="paragraph" style:parent-style-name="Standard">
      <style:text-properties fo:color="#3465a4" style:font-name="Arial" fo:font-style="italic" officeooo:rsid="0015bcf5" officeooo:paragraph-rsid="0015bcf5" fo:background-color="transparent" style:font-style-asian="italic" style:font-style-complex="italic"/>
    </style:style>
    <style:style style:name="P65" style:family="paragraph" style:parent-style-name="Standard">
      <style:text-properties fo:color="#3465a4" style:font-name="Arial" fo:font-style="italic" officeooo:rsid="00179b3f" officeooo:paragraph-rsid="00179b3f" fo:background-color="transparent" style:font-style-asian="italic" style:font-style-complex="italic"/>
    </style:style>
    <style:style style:name="P66" style:family="paragraph" style:parent-style-name="Standard">
      <style:text-properties fo:color="#3465a4" style:font-name="Arial" fo:font-style="italic" officeooo:rsid="0019779e" officeooo:paragraph-rsid="0019779e" fo:background-color="transparent" style:font-style-asian="italic" style:font-style-complex="italic"/>
    </style:style>
    <style:style style:name="P67" style:family="paragraph" style:parent-style-name="Standard">
      <style:text-properties fo:color="#3465a4" style:font-name="Arial" fo:font-style="italic" officeooo:rsid="0019779e" officeooo:paragraph-rsid="001e59e7" fo:background-color="transparent" style:font-style-asian="italic" style:font-style-complex="italic"/>
    </style:style>
    <style:style style:name="P68" style:family="paragraph" style:parent-style-name="Standard">
      <style:text-properties fo:color="#3465a4" style:font-name="Arial" fo:font-style="italic" officeooo:rsid="0019779e" officeooo:paragraph-rsid="001fff43" fo:background-color="transparent" style:font-style-asian="italic" style:font-style-complex="italic"/>
    </style:style>
    <style:style style:name="P69" style:family="paragraph" style:parent-style-name="Standard">
      <style:text-properties fo:color="#3465a4" style:font-name="Arial" fo:font-style="italic" officeooo:rsid="0019779e" officeooo:paragraph-rsid="0022d60f" fo:background-color="transparent" style:font-style-asian="italic" style:font-style-complex="italic"/>
    </style:style>
    <style:style style:name="P70" style:family="paragraph" style:parent-style-name="Standard">
      <style:text-properties fo:color="#3465a4" style:font-name="Arial" fo:font-style="italic" officeooo:rsid="0019779e" officeooo:paragraph-rsid="0024be79" fo:background-color="transparent" style:font-style-asian="italic" style:font-style-complex="italic"/>
    </style:style>
    <style:style style:name="P71" style:family="paragraph" style:parent-style-name="Standard">
      <style:text-properties fo:color="#3465a4" style:font-name="Arial" fo:font-style="italic" officeooo:rsid="001e59e7" officeooo:paragraph-rsid="001e59e7" fo:background-color="transparent" style:font-style-asian="italic" style:font-style-complex="italic"/>
    </style:style>
    <style:style style:name="P72" style:family="paragraph" style:parent-style-name="Standard">
      <style:text-properties fo:color="#3465a4" style:font-name="Arial" fo:font-style="italic" officeooo:rsid="001fff43" officeooo:paragraph-rsid="001fff43" fo:background-color="transparent" style:font-style-asian="italic" style:font-style-complex="italic"/>
    </style:style>
    <style:style style:name="P73" style:family="paragraph" style:parent-style-name="Standard">
      <style:text-properties fo:color="#3465a4" style:font-name="Arial" fo:font-style="italic" officeooo:rsid="0022d60f" officeooo:paragraph-rsid="0022d60f" fo:background-color="transparent" style:font-style-asian="italic" style:font-style-complex="italic"/>
    </style:style>
    <style:style style:name="P74" style:family="paragraph" style:parent-style-name="Standard">
      <style:text-properties fo:color="#3465a4" style:font-name="Arial" fo:font-style="italic" officeooo:rsid="0024be79" officeooo:paragraph-rsid="0024be79" fo:background-color="transparent" style:font-style-asian="italic" style:font-style-complex="italic"/>
    </style:style>
    <style:style style:name="P75" style:family="paragraph" style:parent-style-name="Standard">
      <style:text-properties fo:color="#3465a4" style:font-name="Arial" fo:font-style="italic" officeooo:rsid="0024be79" officeooo:paragraph-rsid="0025dfd5" fo:background-color="transparent" style:font-style-asian="italic" style:font-style-complex="italic"/>
    </style:style>
    <style:style style:name="P76" style:family="paragraph" style:parent-style-name="Standard">
      <style:text-properties fo:color="#3465a4" style:font-name="Arial" fo:font-style="italic" officeooo:rsid="0019779e" officeooo:paragraph-rsid="0019779e" fo:background-color="#ffff00" style:font-style-asian="italic" style:font-style-complex="italic"/>
    </style:style>
    <style:style style:name="P77" style:family="paragraph" style:parent-style-name="Standard">
      <style:text-properties fo:color="#3465a4" style:font-name="Arial" officeooo:rsid="0003cea1" officeooo:paragraph-rsid="0003cea1"/>
    </style:style>
    <style:style style:name="P78" style:family="paragraph" style:parent-style-name="Standard">
      <style:text-properties fo:color="#3465a4" style:font-name="Arial" officeooo:rsid="0003cea1" officeooo:paragraph-rsid="0005bf04"/>
    </style:style>
    <style:style style:name="P79" style:family="paragraph" style:parent-style-name="Standard">
      <style:text-properties fo:color="#3465a4" style:font-name="Arial" officeooo:rsid="0005bf04" officeooo:paragraph-rsid="0005bf04"/>
    </style:style>
    <style:style style:name="P80" style:family="paragraph" style:parent-style-name="Standard">
      <style:text-properties fo:color="#3465a4" style:font-name="Arial" fo:font-style="normal" officeooo:rsid="00071e7f" officeooo:paragraph-rsid="00071e7f" fo:background-color="#ffff00" style:font-style-asian="normal" style:font-style-complex="normal"/>
    </style:style>
    <style:style style:name="P81" style:family="paragraph" style:parent-style-name="Standard">
      <style:text-properties fo:color="#3465a4" style:font-name="Arial" fo:font-style="normal" officeooo:rsid="00071e7f" officeooo:paragraph-rsid="0009f7be" fo:background-color="#ffff00" style:font-style-asian="normal" style:font-style-complex="normal"/>
    </style:style>
    <style:style style:name="P82" style:family="paragraph" style:parent-style-name="Standard">
      <style:text-properties fo:color="#3465a4" style:font-name="Arial" fo:font-style="normal" officeooo:rsid="00071e7f" officeooo:paragraph-rsid="000b5392" fo:background-color="#ffff00" style:font-style-asian="normal" style:font-style-complex="normal"/>
    </style:style>
    <style:style style:name="P83" style:family="paragraph" style:parent-style-name="Standard">
      <style:text-properties fo:color="#3465a4" style:font-name="Arial" fo:font-style="normal" officeooo:rsid="00071e7f" officeooo:paragraph-rsid="000c3a92" fo:background-color="#ffff00" style:font-style-asian="normal" style:font-style-complex="normal"/>
    </style:style>
    <style:style style:name="P84" style:family="paragraph" style:parent-style-name="Standard">
      <style:text-properties fo:color="#3465a4" style:font-name="Arial" fo:font-style="normal" officeooo:rsid="00071e7f" officeooo:paragraph-rsid="000d0788" fo:background-color="#ffff00" style:font-style-asian="normal" style:font-style-complex="normal"/>
    </style:style>
    <style:style style:name="P85" style:family="paragraph" style:parent-style-name="Standard">
      <style:text-properties fo:color="#3465a4" style:font-name="Arial" fo:font-style="italic" officeooo:rsid="001fff43" officeooo:paragraph-rsid="002137bb" fo:background-color="transparent" style:font-style-asian="italic" style:font-style-complex="italic"/>
    </style:style>
    <style:style style:name="P86" style:family="paragraph" style:parent-style-name="Standard">
      <style:text-properties fo:color="#3465a4" style:font-name="Arial" fo:font-style="italic" officeooo:rsid="002137bb" officeooo:paragraph-rsid="001fff43" fo:background-color="transparent" style:font-style-asian="italic" style:font-style-complex="italic"/>
    </style:style>
    <style:style style:name="P87" style:family="paragraph" style:parent-style-name="Standard">
      <style:text-properties fo:color="#3465a4" style:font-name="Arial" fo:font-style="italic" officeooo:rsid="0025dfd5" officeooo:paragraph-rsid="0025dfd5" fo:background-color="transparent" style:font-style-asian="italic" style:font-style-complex="italic"/>
    </style:style>
    <style:style style:name="P88" style:family="paragraph" style:parent-style-name="Standard">
      <style:text-properties fo:color="#3465a4" style:font-name="Arial" fo:font-style="italic" officeooo:rsid="0024be79" officeooo:paragraph-rsid="0025dfd5" fo:background-color="transparent" style:font-style-asian="italic" style:font-style-complex="italic"/>
    </style:style>
    <style:style style:name="P89" style:family="paragraph" style:parent-style-name="Standard">
      <style:text-properties fo:color="#3465a4" style:font-name="Arial" fo:font-style="italic" officeooo:rsid="0019779e" officeooo:paragraph-rsid="00261fd5" fo:background-color="transparent" style:font-style-asian="italic" style:font-style-complex="italic"/>
    </style:style>
    <style:style style:name="P90" style:family="paragraph" style:parent-style-name="Standard">
      <style:text-properties fo:color="#3465a4" style:font-name="Arial" fo:font-style="italic" officeooo:rsid="0019779e" officeooo:paragraph-rsid="0026c8f7" fo:background-color="transparent" style:font-style-asian="italic" style:font-style-complex="italic"/>
    </style:style>
    <style:style style:name="P91" style:family="paragraph" style:parent-style-name="Standard">
      <style:text-properties fo:color="#3465a4" style:font-name="Arial" fo:font-style="italic" officeooo:rsid="00261fd5" officeooo:paragraph-rsid="00261fd5" fo:background-color="transparent" style:font-style-asian="italic" style:font-style-complex="italic"/>
    </style:style>
    <style:style style:name="P92" style:family="paragraph" style:parent-style-name="Standard">
      <style:text-properties fo:color="#3465a4" style:font-name="Arial" fo:font-style="italic" officeooo:rsid="0022d60f" officeooo:paragraph-rsid="0024be79" fo:background-color="transparent" style:font-style-asian="italic" style:font-style-complex="italic"/>
    </style:style>
    <style:style style:name="P93" style:family="paragraph" style:parent-style-name="Standard">
      <style:text-properties fo:color="#3465a4" style:font-name="Arial" fo:font-style="italic" officeooo:rsid="0026c8f7" officeooo:paragraph-rsid="0026c8f7" fo:background-color="transparent" style:font-style-asian="italic" style:font-style-complex="italic"/>
    </style:style>
    <style:style style:name="P94" style:family="paragraph" style:parent-style-name="Standard">
      <style:text-properties fo:color="#3465a4" style:font-name="Arial" fo:font-style="italic" officeooo:rsid="0026c8f7" officeooo:paragraph-rsid="0028b79f" fo:background-color="transparent" style:font-style-asian="italic" style:font-style-complex="italic"/>
    </style:style>
    <style:style style:name="P95" style:family="paragraph" style:parent-style-name="Standard">
      <style:text-properties fo:color="#3465a4" style:font-name="Arial" fo:font-style="italic" officeooo:rsid="0028b79f" officeooo:paragraph-rsid="0028b79f" fo:background-color="transparent" style:font-style-asian="italic" style:font-style-complex="italic"/>
    </style:style>
    <style:style style:name="P96" style:family="paragraph" style:parent-style-name="Standard">
      <style:text-properties fo:color="#3465a4" style:font-name="Arial" fo:font-style="italic" officeooo:rsid="0029f6e9" officeooo:paragraph-rsid="0029f6e9" fo:background-color="transparent" style:font-style-asian="italic" style:font-style-complex="italic"/>
    </style:style>
    <style:style style:name="P97" style:family="paragraph" style:parent-style-name="Standard">
      <style:text-properties fo:color="#3465a4" style:font-name="Arial" fo:font-size="14pt" fo:font-style="italic" fo:font-weight="bold" officeooo:rsid="002ab924" officeooo:paragraph-rsid="002ab924" fo:background-color="transparent" style:font-size-asian="14pt" style:font-style-asian="italic" style:font-weight-asian="bold" style:font-size-complex="14pt" style:font-style-complex="italic" style:font-weight-complex="bold"/>
    </style:style>
    <style:style style:name="P98" style:family="paragraph" style:parent-style-name="Standard">
      <style:text-properties fo:color="#3465a4" style:font-name="Arial" fo:font-size="14pt" fo:font-style="italic" fo:font-weight="bold" officeooo:rsid="002ab924" officeooo:paragraph-rsid="003946e5" fo:background-color="transparent" style:font-size-asian="14pt" style:font-style-asian="italic" style:font-weight-asian="bold" style:font-size-complex="14pt" style:font-style-complex="italic" style:font-weight-complex="bold"/>
    </style:style>
    <style:style style:name="P99" style:family="paragraph" style:parent-style-name="Standard">
      <style:text-properties fo:color="#3465a4" style:font-name="Arial" fo:font-size="12pt" fo:font-style="italic" fo:font-weight="normal" officeooo:rsid="002c10bd" officeooo:paragraph-rsid="00347be1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>
      <style:text-properties fo:color="#3465a4" style:font-name="Arial" fo:font-size="12pt" fo:font-style="italic" fo:font-weight="normal" officeooo:rsid="00347be1" officeooo:paragraph-rsid="00347be1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01" style:family="paragraph" style:parent-style-name="Standard">
      <style:text-properties fo:color="#3465a4" style:font-name="Arial" fo:font-size="12pt" fo:font-style="normal" fo:font-weight="normal" officeooo:rsid="002c10bd" officeooo:paragraph-rsid="002c10b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fo:color="#3465a4" style:font-name="Arial" fo:font-size="12pt" fo:font-style="normal" fo:font-weight="normal" officeooo:rsid="002c10bd" officeooo:paragraph-rsid="002e8fe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fo:color="#3465a4" style:font-name="Arial" fo:font-size="12pt" fo:font-style="normal" fo:font-weight="normal" officeooo:rsid="002c10bd" officeooo:paragraph-rsid="0031b87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color="#3465a4" style:font-name="Arial" fo:font-size="12pt" fo:font-style="normal" fo:font-weight="normal" officeooo:rsid="002c10bd" officeooo:paragraph-rsid="0032e05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color="#3465a4" style:font-name="Arial" fo:font-size="12pt" fo:font-style="normal" fo:font-weight="normal" officeooo:rsid="002c10bd" officeooo:paragraph-rsid="0033710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color="#3465a4" style:font-name="Arial" fo:font-size="12pt" fo:font-style="normal" fo:font-weight="normal" officeooo:rsid="002c10bd" officeooo:paragraph-rsid="0034aa9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color="#3465a4" style:font-name="Arial" fo:font-size="12pt" fo:font-style="normal" fo:font-weight="normal" officeooo:rsid="002e8fe4" officeooo:paragraph-rsid="002e8fe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color="#3465a4" style:font-name="Arial" fo:font-size="12pt" fo:font-style="normal" fo:font-weight="normal" officeooo:rsid="0031b870" officeooo:paragraph-rsid="0031b87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color="#3465a4" style:font-name="Arial" fo:font-size="12pt" fo:font-style="normal" fo:font-weight="normal" officeooo:rsid="0033599c" officeooo:paragraph-rsid="0033599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color="#3465a4" style:font-name="Arial" fo:font-size="12pt" fo:font-style="normal" fo:font-weight="normal" officeooo:rsid="0033710c" officeooo:paragraph-rsid="0033710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color="#3465a4" style:font-name="Arial" fo:font-size="12pt" fo:font-style="normal" fo:font-weight="normal" officeooo:rsid="0034aa9c" officeooo:paragraph-rsid="0034aa9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color="#3465a4" style:font-name="Arial" fo:font-size="12pt" fo:font-style="normal" fo:font-weight="normal" officeooo:rsid="003e4dd2" officeooo:paragraph-rsid="0036a23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color="#3465a4" style:font-name="Arial" fo:font-size="12pt" fo:font-style="normal" fo:font-weight="normal" officeooo:rsid="003946e5" officeooo:paragraph-rsid="003946e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color="#000000" style:font-name="Arial" fo:font-style="normal" officeooo:rsid="00179b3f" officeooo:paragraph-rsid="00261fd5" fo:background-color="#ffff00" style:font-style-asian="normal" style:font-style-complex="normal"/>
    </style:style>
    <style:style style:name="P115" style:family="paragraph" style:parent-style-name="Standard">
      <style:text-properties fo:color="#000000" style:font-name="Arial" fo:font-style="normal" officeooo:rsid="00179b3f" officeooo:paragraph-rsid="0026c8f7" fo:background-color="#ffff00" style:font-style-asian="normal" style:font-style-complex="normal"/>
    </style:style>
    <style:style style:name="P116" style:family="paragraph" style:parent-style-name="Standard">
      <style:text-properties fo:color="#000000" style:font-name="Arial" fo:font-style="normal" officeooo:rsid="00179b3f" officeooo:paragraph-rsid="0028b79f" fo:background-color="#ffff00" style:font-style-asian="normal" style:font-style-complex="normal"/>
    </style:style>
    <style:style style:name="P117" style:family="paragraph" style:parent-style-name="Standard">
      <style:text-properties fo:color="#000000" style:font-name="Arial" fo:font-style="normal" officeooo:rsid="00261fd5" officeooo:paragraph-rsid="00261fd5" fo:background-color="transparent" style:font-style-asian="normal" style:font-style-complex="normal"/>
    </style:style>
    <style:style style:name="P118" style:family="paragraph" style:parent-style-name="Standard">
      <style:text-properties fo:color="#000000" style:font-name="Arial" fo:font-style="normal" officeooo:rsid="00261fd5" officeooo:paragraph-rsid="0026c8f7" fo:background-color="transparent" style:font-style-asian="normal" style:font-style-complex="normal"/>
    </style:style>
    <style:style style:name="P119" style:family="paragraph" style:parent-style-name="Standard">
      <style:text-properties fo:color="#000000" style:font-name="Arial" fo:font-style="normal" officeooo:rsid="00261fd5" officeooo:paragraph-rsid="0028b79f" fo:background-color="transparent" style:font-style-asian="normal" style:font-style-complex="normal"/>
    </style:style>
    <style:style style:name="P120" style:family="paragraph" style:parent-style-name="Standard">
      <style:text-properties fo:color="#000000" style:font-name="Arial" fo:font-size="12pt" fo:font-style="normal" fo:font-weight="normal" officeooo:rsid="002da63c" officeooo:paragraph-rsid="00301d4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color="#000000" style:font-name="Arial" fo:font-size="12pt" fo:font-style="normal" fo:font-weight="normal" officeooo:rsid="002da63c" officeooo:paragraph-rsid="0031b87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color="#000000" style:font-name="Arial" fo:font-size="12pt" fo:font-style="normal" fo:font-weight="normal" officeooo:rsid="002da63c" officeooo:paragraph-rsid="002c10b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color="#000000" style:font-name="Arial" fo:font-size="12pt" fo:font-style="normal" fo:font-weight="normal" officeooo:rsid="00472e0a" officeooo:paragraph-rsid="0036a23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color="#000000" style:font-name="Arial" fo:font-size="12pt" fo:font-style="normal" fo:font-weight="normal" officeooo:rsid="003946e5" officeooo:paragraph-rsid="003946e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color="#000000" style:font-name="Arial" fo:font-size="12pt" fo:font-style="normal" fo:font-weight="bold" officeooo:rsid="002da63c" officeooo:paragraph-rsid="002e8fe4" fo:background-color="#ffff00" style:font-size-asian="10.5pt" style:font-style-asian="normal" style:font-weight-asian="bold" style:font-size-complex="12pt" style:font-style-complex="normal" style:font-weight-complex="bold"/>
    </style:style>
    <style:style style:name="P126" style:family="paragraph" style:parent-style-name="Standard">
      <style:text-properties fo:color="#000000" style:font-name="Arial" fo:font-size="12pt" fo:font-style="normal" fo:font-weight="bold" officeooo:rsid="002da63c" officeooo:paragraph-rsid="0033710c" fo:background-color="#ffff00" style:font-size-asian="10.5pt" style:font-style-asian="normal" style:font-weight-asian="bold" style:font-size-complex="12pt" style:font-style-complex="normal" style:font-weight-complex="bold"/>
    </style:style>
    <style:style style:name="P127" style:family="paragraph" style:parent-style-name="Standard">
      <style:text-properties fo:color="#000000" style:font-name="Arial" fo:font-size="12pt" fo:font-style="normal" fo:font-weight="bold" officeooo:rsid="002da63c" officeooo:paragraph-rsid="003946e5" fo:background-color="#ffff00" style:font-size-asian="10.5pt" style:font-style-asian="normal" style:font-weight-asian="bold" style:font-size-complex="12pt" style:font-style-complex="normal" style:font-weight-complex="bold"/>
    </style:style>
    <style:style style:name="P128" style:family="paragraph" style:parent-style-name="Standard">
      <style:text-properties fo:color="#000000" style:font-name="Arial" fo:font-size="12pt" fo:font-style="normal" fo:font-weight="bold" officeooo:rsid="00301d4c" officeooo:paragraph-rsid="00301d4c" fo:background-color="#ffff00" style:font-size-asian="10.5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>
      <style:text-properties fo:color="#000000" style:font-name="Arial" fo:font-size="12pt" fo:font-style="normal" fo:font-weight="bold" officeooo:rsid="0031b870" officeooo:paragraph-rsid="0031b870" fo:background-color="#ffff00" style:font-size-asian="10.5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>
      <style:text-properties fo:color="#000000" style:font-name="Arial" fo:font-size="12pt" fo:font-style="normal" fo:font-weight="bold" officeooo:rsid="0032e050" officeooo:paragraph-rsid="0032e050" fo:background-color="#ffff00" style:font-size-asian="10.5pt" style:font-style-asian="normal" style:font-weight-asian="bold" style:font-size-complex="12pt" style:font-style-complex="normal" style:font-weight-complex="bold"/>
    </style:style>
    <style:style style:name="P131" style:family="paragraph" style:parent-style-name="Standard">
      <style:text-properties fo:color="#000000" style:font-name="Arial" fo:font-size="12pt" fo:font-style="normal" fo:font-weight="bold" officeooo:rsid="0034aa9c" officeooo:paragraph-rsid="0034aa9c" fo:background-color="#ffff00" style:font-size-asian="10.5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>
      <style:text-properties fo:color="#000000" style:font-name="Arial" fo:font-size="12pt" fo:font-weight="normal" officeooo:rsid="0000b868" officeooo:paragraph-rsid="0036a237" style:font-size-asian="10.5pt" style:font-weight-asian="normal" style:font-size-complex="12pt" style:font-weight-complex="normal"/>
    </style:style>
    <style:style style:name="P133" style:family="paragraph" style:parent-style-name="Standard">
      <style:text-properties fo:color="#000000" style:font-name="Arial" fo:font-size="12pt" fo:font-weight="normal" officeooo:rsid="0004adf6" officeooo:paragraph-rsid="0036a237" style:font-size-asian="10.5pt" style:font-weight-asian="normal" style:font-size-complex="12pt" style:font-weight-complex="normal"/>
    </style:style>
    <style:style style:name="P134" style:family="paragraph" style:parent-style-name="Standard">
      <style:text-properties fo:color="#000000" style:font-name="Arial" fo:font-size="12pt" fo:font-weight="normal" officeooo:rsid="003fc559" officeooo:paragraph-rsid="0036a237" style:font-size-asian="10.5pt" style:font-weight-asian="normal" style:font-size-complex="12pt" style:font-weight-complex="normal"/>
    </style:style>
    <style:style style:name="P135" style:family="paragraph" style:parent-style-name="Standard">
      <style:text-properties fo:color="#000000" style:font-name="Arial" fo:font-size="12pt" fo:font-weight="normal" officeooo:rsid="0041acec" officeooo:paragraph-rsid="0036a237" style:font-size-asian="10.5pt" style:font-weight-asian="normal" style:font-size-complex="12pt" style:font-weight-complex="normal"/>
    </style:style>
    <style:style style:name="P136" style:family="paragraph" style:parent-style-name="Standard">
      <style:text-properties fo:color="#000000" style:font-name="Arial" fo:font-size="12pt" fo:font-weight="normal" officeooo:rsid="004355f9" officeooo:paragraph-rsid="0036a237" style:font-size-asian="10.5pt" style:font-weight-asian="normal" style:font-size-complex="12pt" style:font-weight-complex="normal"/>
    </style:style>
    <style:style style:name="P137" style:family="paragraph" style:parent-style-name="Standard">
      <style:text-properties fo:color="#000000" style:font-name="Arial" fo:font-size="12pt" fo:font-weight="normal" officeooo:rsid="004521e1" officeooo:paragraph-rsid="0036a237" style:font-size-asian="10.5pt" style:font-weight-asian="normal" style:font-size-complex="12pt" style:font-weight-complex="normal"/>
    </style:style>
    <style:style style:name="P138" style:family="paragraph" style:parent-style-name="Standard">
      <style:text-properties fo:color="#000000" style:font-name="Arial" fo:font-size="12pt" fo:font-weight="normal" officeooo:rsid="00472e0a" officeooo:paragraph-rsid="0036a237" style:font-size-asian="10.5pt" style:font-weight-asian="normal" style:font-size-complex="12pt" style:font-weight-complex="normal"/>
    </style:style>
    <style:style style:name="P139" style:family="paragraph" style:parent-style-name="Standard">
      <style:text-properties fo:color="#000000" style:font-name="Arial" fo:font-size="12pt" fo:font-weight="normal" officeooo:rsid="0045d03a" officeooo:paragraph-rsid="0036a237" style:font-size-asian="10.5pt" style:font-weight-asian="normal" style:font-size-complex="12pt" style:font-weight-complex="normal"/>
    </style:style>
    <style:style style:name="P140" style:family="paragraph" style:parent-style-name="Standard">
      <style:text-properties fo:color="#000000" style:font-name="Arial" fo:font-size="12pt" fo:font-weight="normal" officeooo:rsid="0045ef11" officeooo:paragraph-rsid="0036a237" style:font-size-asian="10.5pt" style:font-weight-asian="normal" style:font-size-complex="12pt" style:font-weight-complex="normal"/>
    </style:style>
    <style:style style:name="P141" style:family="paragraph" style:parent-style-name="Standard">
      <style:text-properties fo:color="#000000" style:font-name="Arial" fo:font-size="12pt" fo:font-weight="normal" officeooo:rsid="0045d03a" officeooo:paragraph-rsid="0036a237" fo:background-color="#ffff00" style:font-size-asian="10.5pt" style:font-weight-asian="normal" style:font-size-complex="12pt" style:font-weight-complex="normal"/>
    </style:style>
    <style:style style:name="P142" style:family="paragraph" style:parent-style-name="Standard">
      <style:text-properties style:font-name="Arial" officeooo:rsid="0000b868" officeooo:paragraph-rsid="0036a237"/>
    </style:style>
    <style:style style:name="P143" style:family="paragraph" style:parent-style-name="Standard">
      <style:text-properties style:font-name="Arial" officeooo:rsid="00023528" officeooo:paragraph-rsid="0036a237"/>
    </style:style>
    <style:style style:name="P144" style:family="paragraph" style:parent-style-name="Standard">
      <style:text-properties style:font-name="Arial" officeooo:rsid="00056f7e" officeooo:paragraph-rsid="0036a237"/>
    </style:style>
    <style:style style:name="P145" style:family="paragraph" style:parent-style-name="Standard">
      <style:text-properties style:font-name="Arial" officeooo:rsid="0007518a" officeooo:paragraph-rsid="0036a237"/>
    </style:style>
    <style:style style:name="P146" style:family="paragraph" style:parent-style-name="Standard">
      <style:text-properties style:font-name="Arial" officeooo:rsid="000a3174" officeooo:paragraph-rsid="0036a237"/>
    </style:style>
    <style:style style:name="P147" style:family="paragraph" style:parent-style-name="Standard">
      <style:text-properties style:font-name="Arial" officeooo:rsid="000c2116" officeooo:paragraph-rsid="0036a237" fo:background-color="#ffff00"/>
    </style:style>
    <style:style style:name="P148" style:family="paragraph" style:parent-style-name="Standard">
      <style:text-properties style:font-name="Arial" officeooo:rsid="00100f4b" officeooo:paragraph-rsid="0036a237" fo:background-color="#ffff00"/>
    </style:style>
    <style:style style:name="P149" style:family="paragraph" style:parent-style-name="Standard">
      <style:text-properties style:font-name="Arial" officeooo:rsid="001d47b9" officeooo:paragraph-rsid="0036a237" fo:background-color="#ffff00"/>
    </style:style>
    <style:style style:name="P150" style:family="paragraph" style:parent-style-name="Standard">
      <style:text-properties style:font-name="Arial" officeooo:rsid="00337cfa" officeooo:paragraph-rsid="0036a237" fo:background-color="#ffff00"/>
    </style:style>
    <style:style style:name="P151" style:family="paragraph" style:parent-style-name="Standard">
      <style:text-properties style:font-name="Arial" officeooo:rsid="000c2116" officeooo:paragraph-rsid="0036a237"/>
    </style:style>
    <style:style style:name="P152" style:family="paragraph" style:parent-style-name="Standard">
      <style:text-properties style:font-name="Arial" officeooo:rsid="000e208a" officeooo:paragraph-rsid="0036a237"/>
    </style:style>
    <style:style style:name="P153" style:family="paragraph" style:parent-style-name="Standard">
      <style:text-properties style:font-name="Arial" officeooo:rsid="00100f4b" officeooo:paragraph-rsid="0036a237"/>
    </style:style>
    <style:style style:name="P154" style:family="paragraph" style:parent-style-name="Standard">
      <style:text-properties style:font-name="Arial" officeooo:rsid="0004322a" officeooo:paragraph-rsid="0036a237"/>
    </style:style>
    <style:style style:name="P155" style:family="paragraph" style:parent-style-name="Standard">
      <style:text-properties style:font-name="Arial" officeooo:rsid="0011dd0b" officeooo:paragraph-rsid="0036a237"/>
    </style:style>
    <style:style style:name="P156" style:family="paragraph" style:parent-style-name="Standard">
      <style:text-properties style:font-name="Arial" officeooo:rsid="0032bdce" officeooo:paragraph-rsid="0036a237"/>
    </style:style>
    <style:style style:name="P157" style:family="paragraph" style:parent-style-name="Standard">
      <style:text-properties style:font-name="Arial" officeooo:rsid="0013432b" officeooo:paragraph-rsid="0036a237"/>
    </style:style>
    <style:style style:name="P158" style:family="paragraph" style:parent-style-name="Standard">
      <style:text-properties style:font-name="Arial" officeooo:rsid="001446a6" officeooo:paragraph-rsid="0036a237"/>
    </style:style>
    <style:style style:name="P159" style:family="paragraph" style:parent-style-name="Standard">
      <style:text-properties style:font-name="Arial" officeooo:rsid="0018c193" officeooo:paragraph-rsid="0036a237"/>
    </style:style>
    <style:style style:name="P160" style:family="paragraph" style:parent-style-name="Standard">
      <style:text-properties style:font-name="Arial" officeooo:rsid="001c8cb1" officeooo:paragraph-rsid="0036a237"/>
    </style:style>
    <style:style style:name="P161" style:family="paragraph" style:parent-style-name="Standard">
      <style:text-properties style:font-name="Arial" officeooo:rsid="00195f4e" officeooo:paragraph-rsid="0036a237"/>
    </style:style>
    <style:style style:name="P162" style:family="paragraph" style:parent-style-name="Standard">
      <style:text-properties style:font-name="Arial" officeooo:rsid="001d47b9" officeooo:paragraph-rsid="0036a237"/>
    </style:style>
    <style:style style:name="P163" style:family="paragraph" style:parent-style-name="Standard">
      <style:text-properties style:font-name="Arial" officeooo:rsid="00226ab3" officeooo:paragraph-rsid="0036a237"/>
    </style:style>
    <style:style style:name="P164" style:family="paragraph" style:parent-style-name="Standard">
      <style:text-properties style:font-name="Arial" officeooo:rsid="0020c5c1" officeooo:paragraph-rsid="0036a237"/>
    </style:style>
    <style:style style:name="P165" style:family="paragraph" style:parent-style-name="Standard">
      <style:text-properties style:font-name="Arial" officeooo:rsid="00253ee3" officeooo:paragraph-rsid="0036a237"/>
    </style:style>
    <style:style style:name="P166" style:family="paragraph" style:parent-style-name="Standard">
      <style:text-properties style:font-name="Arial" officeooo:rsid="00278448" officeooo:paragraph-rsid="0036a237"/>
    </style:style>
    <style:style style:name="P167" style:family="paragraph" style:parent-style-name="Standard">
      <style:text-properties style:font-name="Arial" officeooo:rsid="002a91ff" officeooo:paragraph-rsid="0036a237"/>
    </style:style>
    <style:style style:name="P168" style:family="paragraph" style:parent-style-name="Standard">
      <style:text-properties style:font-name="Arial" officeooo:rsid="002ae88b" officeooo:paragraph-rsid="0036a237"/>
    </style:style>
    <style:style style:name="P169" style:family="paragraph" style:parent-style-name="Standard">
      <style:text-properties style:font-name="Arial" officeooo:rsid="002b3f2a" officeooo:paragraph-rsid="0036a237"/>
    </style:style>
    <style:style style:name="P170" style:family="paragraph" style:parent-style-name="Standard">
      <style:text-properties style:font-name="Arial" officeooo:rsid="002c4683" officeooo:paragraph-rsid="0036a237"/>
    </style:style>
    <style:style style:name="P171" style:family="paragraph" style:parent-style-name="Standard">
      <style:text-properties style:font-name="Arial" officeooo:rsid="002f391b" officeooo:paragraph-rsid="0036a237"/>
    </style:style>
    <style:style style:name="P172" style:family="paragraph" style:parent-style-name="Standard">
      <style:text-properties style:font-name="Arial" officeooo:rsid="00310f88" officeooo:paragraph-rsid="0036a237"/>
    </style:style>
    <style:style style:name="P173" style:family="paragraph" style:parent-style-name="Standard">
      <style:text-properties style:font-name="Arial" officeooo:rsid="00337cfa" officeooo:paragraph-rsid="0036a237"/>
    </style:style>
    <style:style style:name="P174" style:family="paragraph" style:parent-style-name="Standard">
      <style:text-properties style:font-name="Arial" officeooo:rsid="0034828a" officeooo:paragraph-rsid="0036a237"/>
    </style:style>
    <style:style style:name="P175" style:family="paragraph" style:parent-style-name="Standard">
      <style:text-properties style:font-name="Arial" officeooo:rsid="0035e435" officeooo:paragraph-rsid="0036a237"/>
    </style:style>
    <style:style style:name="P176" style:family="paragraph" style:parent-style-name="Standard">
      <style:text-properties style:font-name="Arial" officeooo:rsid="0035e850" officeooo:paragraph-rsid="0036a237"/>
    </style:style>
    <style:style style:name="P177" style:family="paragraph" style:parent-style-name="Standard">
      <style:text-properties style:font-name="Arial" officeooo:rsid="0038cb2b" officeooo:paragraph-rsid="0036a237"/>
    </style:style>
    <style:style style:name="P178" style:family="paragraph" style:parent-style-name="Standard">
      <style:text-properties style:font-name="Arial" officeooo:rsid="003ab4f7" officeooo:paragraph-rsid="0036a237"/>
    </style:style>
    <style:style style:name="P179" style:family="paragraph" style:parent-style-name="Standard">
      <style:text-properties style:font-name="Arial" officeooo:rsid="003c5fd9" officeooo:paragraph-rsid="0036a237"/>
    </style:style>
    <style:style style:name="P180" style:family="paragraph" style:parent-style-name="Standard">
      <style:text-properties style:font-name="Arial" officeooo:rsid="003e4dd2" officeooo:paragraph-rsid="0036a237"/>
    </style:style>
    <style:style style:name="P181" style:family="paragraph" style:parent-style-name="Standard">
      <style:text-properties fo:color="#c9211e" style:font-name="Arial" fo:font-size="14pt" fo:font-weight="bold" officeooo:rsid="0000b868" officeooo:paragraph-rsid="0036a237" style:font-size-asian="14pt" style:font-weight-asian="bold" style:font-size-complex="14pt" style:font-weight-complex="bold"/>
    </style:style>
    <style:style style:name="P182" style:family="paragraph" style:parent-style-name="Standard">
      <style:text-properties fo:color="#c9211e" style:font-name="Arial" fo:font-size="14pt" fo:font-weight="bold" officeooo:rsid="002ab924" officeooo:paragraph-rsid="002ab924" style:font-size-asian="14pt" style:font-weight-asian="bold" style:font-size-complex="14pt" style:font-weight-complex="bold"/>
    </style:style>
    <style:style style:name="P183" style:family="paragraph" style:parent-style-name="Standard">
      <style:paragraph-properties fo:break-before="page"/>
      <style:text-properties style:font-name="Arial" officeooo:rsid="0000b868" officeooo:paragraph-rsid="0036a237"/>
    </style:style>
    <style:style style:name="P184" style:family="paragraph" style:parent-style-name="Standard">
      <style:paragraph-properties fo:break-before="page"/>
      <style:text-properties fo:color="#c9211e" style:font-name="Arial" fo:font-size="14pt" fo:font-weight="bold" officeooo:rsid="0000b868" officeooo:paragraph-rsid="0036a237" style:font-size-asian="14pt" style:font-weight-asian="bold" style:font-size-complex="14pt" style:font-weight-complex="bold"/>
    </style:style>
    <style:style style:name="P185" style:family="paragraph" style:parent-style-name="Standard">
      <style:paragraph-properties fo:break-before="page"/>
      <style:text-properties fo:color="#c9211e" style:font-name="Arial" fo:font-size="14pt" fo:font-style="normal" fo:font-weight="bold" officeooo:rsid="002ab924" officeooo:paragraph-rsid="002ab924" fo:background-color="transparent" style:font-size-asian="14pt" style:font-style-asian="normal" style:font-weight-asian="bold" style:font-size-complex="14pt" style:font-style-complex="normal" style:font-weight-complex="bold"/>
    </style:style>
    <style:style style:name="P186" style:family="paragraph" style:parent-style-name="Standard">
      <style:paragraph-properties fo:break-before="page"/>
      <style:text-properties fo:color="#c9211e" style:font-name="Arial" fo:font-size="14pt" fo:font-style="normal" fo:font-weight="bold" officeooo:rsid="003946e5" officeooo:paragraph-rsid="003946e5" fo:background-color="transparent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1aae7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color="#000000" fo:font-style="normal" officeooo:rsid="002da63c" style:font-style-asian="normal" style:font-style-complex="normal"/>
    </style:style>
    <style:style style:name="T6" style:family="text">
      <style:text-properties fo:color="#000000" officeooo:rsid="001ea202"/>
    </style:style>
    <style:style style:name="T7" style:family="text">
      <style:text-properties fo:color="#000000" officeooo:rsid="002da63c"/>
    </style:style>
    <style:style style:name="T8" style:family="text">
      <style:text-properties fo:color="#000000" fo:font-size="12pt" fo:font-weight="normal" officeooo:rsid="0004adf6" style:font-size-asian="10.5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3fc559" style:font-size-asian="10.5pt" style:font-weight-asian="normal" style:font-size-complex="12pt" style:font-weight-complex="normal"/>
    </style:style>
    <style:style style:name="T10" style:family="text">
      <style:text-properties officeooo:rsid="00032bb8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19c256" fo:background-color="#ffff00" loext:char-shading-value="0"/>
    </style:style>
    <style:style style:name="T13" style:family="text">
      <style:text-properties officeooo:rsid="00032bb8" fo:background-color="#ffff00" loext:char-shading-value="0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1446a6" fo:background-color="#ffff00" loext:char-shading-value="0"/>
    </style:style>
    <style:style style:name="T16" style:family="text">
      <style:text-properties officeooo:rsid="0016cd2e" fo:background-color="#ffff00" loext:char-shading-value="0"/>
    </style:style>
    <style:style style:name="T17" style:family="text">
      <style:text-properties officeooo:rsid="003c5fd9" fo:background-color="#ffff00" loext:char-shading-value="0"/>
    </style:style>
    <style:style style:name="T18" style:family="text">
      <style:text-properties officeooo:rsid="0045d03a" fo:background-color="#ffff00" loext:char-shading-value="0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5bf04" style:font-style-asian="italic" style:font-style-complex="italic"/>
    </style:style>
    <style:style style:name="T21" style:family="text">
      <style:text-properties fo:font-style="italic" officeooo:rsid="002e8fe4" style:font-style-asian="italic" style:font-style-complex="italic"/>
    </style:style>
    <style:style style:name="T22" style:family="text">
      <style:text-properties fo:font-style="italic" officeooo:rsid="0032e050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background-color="#ffff00" loext:char-shading-value="0" style:font-style-asian="italic" style:font-style-complex="italic"/>
    </style:style>
    <style:style style:name="T25" style:family="text">
      <style:text-properties fo:color="#3465a4" fo:font-style="italic" style:font-style-asian="italic" style:font-style-complex="italic"/>
    </style:style>
    <style:style style:name="T26" style:family="text">
      <style:text-properties fo:color="#3465a4" fo:font-style="italic" officeooo:rsid="00032bb8" style:font-style-asian="italic" style:font-style-complex="italic"/>
    </style:style>
    <style:style style:name="T27" style:family="text">
      <style:text-properties fo:color="#3465a4" fo:font-style="italic" officeooo:rsid="0005bf04" style:font-style-asian="italic" style:font-style-complex="italic"/>
    </style:style>
    <style:style style:name="T28" style:family="text">
      <style:text-properties fo:color="#3465a4" fo:font-style="italic" officeooo:rsid="0012c50d" style:font-style-asian="italic" style:font-style-complex="italic"/>
    </style:style>
    <style:style style:name="T29" style:family="text">
      <style:text-properties fo:color="#3465a4" fo:font-style="italic" officeooo:rsid="00179b3f" style:font-style-asian="italic" style:font-style-complex="italic"/>
    </style:style>
    <style:style style:name="T30" style:family="text">
      <style:text-properties fo:color="#3465a4" fo:font-style="italic" officeooo:rsid="00032bb8" fo:background-color="#ffff00" loext:char-shading-value="0" style:font-style-asian="italic" style:font-style-complex="italic"/>
    </style:style>
    <style:style style:name="T31" style:family="text">
      <style:text-properties fo:color="#3465a4" fo:font-style="italic" fo:font-weight="normal" officeooo:rsid="002c10bd" fo:background-color="transparent" loext:char-shading-value="0" style:font-style-asian="italic" style:font-weight-asian="normal" style:font-style-complex="italic" style:font-weight-complex="normal"/>
    </style:style>
    <style:style style:name="T32" style:family="text">
      <style:text-properties fo:color="#3465a4" officeooo:rsid="00071e7f"/>
    </style:style>
    <style:style style:name="T33" style:family="text">
      <style:text-properties officeooo:rsid="0005bf04"/>
    </style:style>
    <style:style style:name="T34" style:family="text">
      <style:text-properties officeooo:rsid="00071e7f"/>
    </style:style>
    <style:style style:name="T35" style:family="text">
      <style:text-properties officeooo:rsid="000c3a92"/>
    </style:style>
    <style:style style:name="T36" style:family="text">
      <style:text-properties officeooo:rsid="000edb6f"/>
    </style:style>
    <style:style style:name="T37" style:family="text">
      <style:text-properties officeooo:rsid="001134fd"/>
    </style:style>
    <style:style style:name="T38" style:family="text">
      <style:text-properties officeooo:rsid="0012c50d"/>
    </style:style>
    <style:style style:name="T39" style:family="text">
      <style:text-properties officeooo:rsid="0014dc54"/>
    </style:style>
    <style:style style:name="T40" style:family="text">
      <style:text-properties officeooo:rsid="00179b3f"/>
    </style:style>
    <style:style style:name="T41" style:family="text">
      <style:text-properties officeooo:rsid="0019c256"/>
    </style:style>
    <style:style style:name="T42" style:family="text">
      <style:text-properties officeooo:rsid="001e59e7"/>
    </style:style>
    <style:style style:name="T43" style:family="text">
      <style:text-properties officeooo:rsid="001fff43"/>
    </style:style>
    <style:style style:name="T44" style:family="text">
      <style:text-properties officeooo:rsid="002137bb"/>
    </style:style>
    <style:style style:name="T45" style:family="text">
      <style:text-properties officeooo:rsid="00228678"/>
    </style:style>
    <style:style style:name="T46" style:family="text">
      <style:text-properties officeooo:rsid="0022d60f"/>
    </style:style>
    <style:style style:name="T47" style:family="text">
      <style:text-properties officeooo:rsid="0024be79"/>
    </style:style>
    <style:style style:name="T48" style:family="text">
      <style:text-properties officeooo:rsid="0025dfd5"/>
    </style:style>
    <style:style style:name="T49" style:family="text">
      <style:text-properties officeooo:rsid="00261fd5"/>
    </style:style>
    <style:style style:name="T50" style:family="text">
      <style:text-properties officeooo:rsid="0026c8f7"/>
    </style:style>
    <style:style style:name="T51" style:family="text">
      <style:text-properties fo:font-weight="normal" officeooo:rsid="002da63c" fo:background-color="transparent" loext:char-shading-value="0" style:font-weight-asian="normal" style:font-weight-complex="normal"/>
    </style:style>
    <style:style style:name="T52" style:family="text">
      <style:text-properties officeooo:rsid="0028b79f"/>
    </style:style>
    <style:style style:name="T53" style:family="text">
      <style:text-properties fo:background-color="#ffffff"/>
    </style:style>
    <style:style style:name="T54" style:family="text">
      <style:text-properties officeooo:rsid="002e8fe4"/>
    </style:style>
    <style:style style:name="T55" style:family="text">
      <style:text-properties officeooo:rsid="002f5511"/>
    </style:style>
    <style:style style:name="T56" style:family="text">
      <style:text-properties officeooo:rsid="0033710c"/>
    </style:style>
    <style:style style:name="T57" style:family="text">
      <style:text-properties officeooo:rsid="00347be1"/>
    </style:style>
    <style:style style:name="T58" style:family="text">
      <style:text-properties officeooo:rsid="00092ffa"/>
    </style:style>
    <style:style style:name="T59" style:family="text">
      <style:text-properties officeooo:rsid="001263ed"/>
    </style:style>
    <style:style style:name="T60" style:family="text">
      <style:text-properties officeooo:rsid="001446a6"/>
    </style:style>
    <style:style style:name="T61" style:family="text">
      <style:text-properties officeooo:rsid="0016cd2e"/>
    </style:style>
    <style:style style:name="T62" style:family="text">
      <style:text-properties officeooo:rsid="001c8cb1"/>
    </style:style>
    <style:style style:name="T63" style:family="text">
      <style:text-properties officeooo:rsid="0019d1d5"/>
    </style:style>
    <style:style style:name="T64" style:family="text">
      <style:text-properties officeooo:rsid="001f2540"/>
    </style:style>
    <style:style style:name="T65" style:family="text">
      <style:text-properties officeooo:rsid="0026c66c"/>
    </style:style>
    <style:style style:name="T66" style:family="text">
      <style:text-properties officeooo:rsid="00259867"/>
    </style:style>
    <style:style style:name="T67" style:family="text">
      <style:text-properties officeooo:rsid="002b3f2a"/>
    </style:style>
    <style:style style:name="T68" style:family="text">
      <style:text-properties officeooo:rsid="002d413f"/>
    </style:style>
    <style:style style:name="T69" style:family="text">
      <style:text-properties officeooo:rsid="0032bdce"/>
    </style:style>
    <style:style style:name="T70" style:family="text">
      <style:text-properties officeooo:rsid="003711c8"/>
    </style:style>
    <style:style style:name="T71" style:family="text">
      <style:text-properties officeooo:rsid="0040202a"/>
    </style:style>
    <style:style style:name="T72" style:family="text">
      <style:text-properties officeooo:rsid="0045d03a"/>
    </style:style>
    <style:style style:name="T73" style:family="text">
      <style:text-properties officeooo:rsid="003946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2">JavaScript</text:p>
      <text:p text:style-name="P1"/>
      <text:p text:style-name="P2">1. check if a number is an integer.</text:p>
      <text:p text:style-name="P2"/>
      <text:p text:style-name="P45"><text:span text:style-name="T4">ES6:</text:span> Number.isInteger()</text:p>
      <text:p text:style-name="P42"/>
      <text:p text:style-name="P28">ES5:</text:p>
      <text:p text:style-name="P42"><text:span text:style-name="T1">f</text:span>unction isInt(num) {</text:p>
      <text:p text:style-name="P42"><text:s text:c="4"/>return num % 1 === 0; <text:s/>// <text:s text:c="2"/><text:span text:style-name="T39">return Math.round(num) === x; <text:s/></text:span></text:p>
      <text:p text:style-name="P42">}</text:p>
      <text:p text:style-name="P42"/>
      <text:p text:style-name="P42">console.log(isInt(4));</text:p>
      <text:p text:style-name="P42">console.log(isInt(12.3));</text:p>
      <text:p text:style-name="P42"/>
      <text:p text:style-name="P1"/>
      <text:p text:style-name="P2">2. <text:span text:style-name="T1">write a function to do this: multiply(5)(6)</text:span></text:p>
      <text:p text:style-name="P1"/>
      <text:p text:style-name="P43">function multiply(a) {</text:p>
      <text:p text:style-name="P43"><text:s text:c="4"/>return function(b) { <text:s text:c="2"/><text:span text:style-name="T2">// a closure, can access variables in the outer function</text:span></text:p>
      <text:p text:style-name="P43"><text:s text:c="8"/>return a * b;</text:p>
      <text:p text:style-name="P43"><text:s text:c="4"/>}</text:p>
      <text:p text:style-name="P43">}</text:p>
      <text:p text:style-name="P43"/>
      <text:p text:style-name="P43">multiply(5)(6);</text:p>
      <text:p text:style-name="P43"/>
      <text:p text:style-name="P3"/>
      <text:p text:style-name="P6">3. <text:span text:style-name="T10">when to use </text:span><text:span text:style-name="T26">bind</text:span><text:span text:style-name="T10"> function</text:span></text:p>
      <text:p text:style-name="P4"/>
      <text:p text:style-name="P24">when you pass a specific object to a function that uses a <text:span text:style-name="T25">this</text:span> reference.</text:p>
      <text:p text:style-name="P24"/>
      <text:p text:style-name="P44"><text:span text:style-name="T33">f</text:span>unction myName() {</text:p>
      <text:p text:style-name="P44"><text:s text:c="4"/>return “My name is “ + this.name;</text:p>
      <text:p text:style-name="P44">}</text:p>
      <text:p text:style-name="P44">var person = { name: “Wei” };</text:p>
      <text:p text:style-name="P44">console.log( myName.bind(person)() );</text:p>
      <text:p text:style-name="P77"/>
      <text:p text:style-name="P29"><text:span text:style-name="T13">when to use </text:span><text:span text:style-name="T30">bind</text:span><text:span text:style-name="T13"> function 2</text:span></text:p>
      <text:p text:style-name="P26"/>
      <text:p text:style-name="P47">var hero = {</text:p>
      <text:p text:style-name="P47"><text:s text:c="4"/>name: ‘Wei Zhang’,</text:p>
      <text:p text:style-name="P47"><text:s text:c="4"/>getId: function () {</text:p>
      <text:p text:style-name="P47"><text:s text:c="8"/>return this.name;</text:p>
      <text:p text:style-name="P47"><text:s text:c="4"/>}</text:p>
      <text:p text:style-name="P47">};</text:p>
      <text:p text:style-name="P47"/>
      <text:p text:style-name="P47">var stoleId = hero.getId; <text:s text:c="2"/><text:span text:style-name="T4">// should change to </text:span>= hero.getId.bind(hero);</text:p>
      <text:p text:style-name="P47"/>
      <text:p text:style-name="P47">console.log(stoleId());</text:p>
      <text:p text:style-name="P47">console.log(hero.getId());</text:p>
      <text:p text:style-name="P77"><text:soft-page-break/></text:p>
      <text:p text:style-name="P77"/>
      <text:p text:style-name="P7"><text:span text:style-name="T33">4</text:span>. <text:span text:style-name="T10">when to use “</text:span><text:span text:style-name="T27">use strict”</text:span></text:p>
      <text:p text:style-name="P5"/>
      <text:p text:style-name="P27">throw an error if global variable is created by mistake.</text:p>
      <text:p text:style-name="P25"/>
      <text:p text:style-name="P78"><text:span text:style-name="T20">f</text:span><text:span text:style-name="T19">unction </text:span><text:span text:style-name="T20">addTen(val) {</text:span></text:p>
      <text:p text:style-name="P46"><text:s text:c="4"/>“use strict”</text:p>
      <text:p text:style-name="P46"><text:s text:c="4"/>x = val + 10;</text:p>
      <text:p text:style-name="P79"><text:span text:style-name="T20">} <text:s/></text:span><text:span text:style-name="T4">// will throw an error because x was not defined and it’s being set to some value in the global scope. Should change to </text:span><text:span text:style-name="T19">var x = val + 10</text:span><text:span text:style-name="T4">.</text:span></text:p>
      <text:p text:style-name="P79"/>
      <text:p text:style-name="P79"/>
      <text:p text:style-name="P8"><text:span text:style-name="T34">5. different between </text:span><text:span text:style-name="T32">== </text:span><text:span text:style-name="T34">and </text:span><text:span text:style-name="T32">===</text:span></text:p>
      <text:p text:style-name="P80"/>
      <text:p text:style-name="P30"><text:span text:style-name="T34">=</text:span>= performs implicit type conversion to check if values are equal. </text:p>
      <text:p text:style-name="P48">“1” == 1 // true</text:p>
      <text:p text:style-name="P48">true == 1 // true</text:p>
      <text:p text:style-name="P48">[] == false // true</text:p>
      <text:p text:style-name="P48">“” == false // true</text:p>
      <text:p text:style-name="P48">undefined == null // true</text:p>
      <text:p text:style-name="P30"/>
      <text:p text:style-name="P30">=== check both type and values.</text:p>
      <text:p text:style-name="P30"/>
      <text:p text:style-name="P30"/>
      <text:p text:style-name="P9">6. callback function</text:p>
      <text:p text:style-name="P81"/>
      <text:p text:style-name="P40">a function that is passed to another function as an argument, and is executed after some operation has been completed.</text:p>
      <text:p text:style-name="P49"/>
      <text:p text:style-name="P53">function updateArray( arr, callback ) {</text:p>
      <text:p text:style-name="P53"><text:s text:c="4"/>arr.push(100);</text:p>
      <text:p text:style-name="P53"><text:s text:c="4"/>callback();</text:p>
      <text:p text:style-name="P53">}</text:p>
      <text:p text:style-name="P53"/>
      <text:p text:style-name="P53">var arr = [1, 2, 3, 4, 5];</text:p>
      <text:p text:style-name="P53"/>
      <text:p text:style-name="P53">updateArray( arr, function() {</text:p>
      <text:p text:style-name="P53"><text:s text:c="4"/>console.log(“Array updated“, arr );</text:p>
      <text:p text:style-name="P53">});</text:p>
      <text:p text:style-name="P53"/>
      <text:p text:style-name="P53"/>
      <text:p text:style-name="P10">7. 0.1 + 0.2 === 0.3</text:p>
      <text:p text:style-name="P82"/>
      <text:p text:style-name="P31">output false. <text:s/>Floating point errors in internally representing certain numbers. </text:p>
      <text:p text:style-name="P31"/>
      <text:p text:style-name="P31"/>
      <text:p text:style-name="P11">8. access private variable</text:p>
      <text:p text:style-name="P83"/>
      <text:p text:style-name="P32"><text:soft-page-break/>by a helper function</text:p>
      <text:p text:style-name="P50"/>
      <text:p text:style-name="P54">function <text:span text:style-name="T35">func() {</text:span></text:p>
      <text:p text:style-name="P54"><text:s text:c="4"/><text:span text:style-name="T35">var priv = “private variable”;</text:span></text:p>
      <text:p text:style-name="P56">}</text:p>
      <text:p text:style-name="P56"/>
      <text:p text:style-name="P56">console.log(priv); // throws error</text:p>
      <text:p text:style-name="P56"/>
      <text:p text:style-name="P56">function func() {</text:p>
      <text:p text:style-name="P56"><text:s text:c="4"/>var priv = “private variable”;</text:p>
      <text:p text:style-name="P56"><text:s text:c="4"/>return function() {</text:p>
      <text:p text:style-name="P56"><text:s text:c="8"/>return priv;</text:p>
      <text:p text:style-name="P56"><text:s text:c="4"/>}</text:p>
      <text:p text:style-name="P56">}</text:p>
      <text:p text:style-name="P56"/>
      <text:p text:style-name="P56">var getPriv = func();</text:p>
      <text:p text:style-name="P56">console.log(getPrive()); <text:s/>// private variable</text:p>
      <text:p text:style-name="P56"/>
      <text:p text:style-name="P56"/>
      <text:p text:style-name="P12">9. empty an array</text:p>
      <text:p text:style-name="P84"/>
      <text:p text:style-name="P38">clear the array and update all reference variables that point to this array</text:p>
      <text:p text:style-name="P51"/>
      <text:p text:style-name="P57">arr.length = 0;</text:p>
      <text:p text:style-name="P57"/>
      <text:p text:style-name="P57"/>
      <text:p text:style-name="P13">10. self invoking function</text:p>
      <text:p text:style-name="P52"/>
      <text:p text:style-name="P55"><text:span text:style-name="T36">( </text:span>function <text:span text:style-name="T35">() {</text:span></text:p>
      <text:p text:style-name="P55"><text:s text:c="4"/><text:span text:style-name="T36">return ();</text:span></text:p>
      <text:p text:style-name="P58">} () );</text:p>
      <text:p text:style-name="P58"/>
      <text:p text:style-name="P58"/>
      <text:p text:style-name="P14">11. hide JavaScript code from older browser</text:p>
      <text:p text:style-name="P33"/>
      <text:p text:style-name="P59">&lt;script&gt;</text:p>
      <text:p text:style-name="P59">&lt;!--</text:p>
      <text:p text:style-name="P59"><text:s/>…</text:p>
      <text:p text:style-name="P59">// -- &gt;</text:p>
      <text:p text:style-name="P59">&lt;/script&gt;</text:p>
      <text:p text:style-name="P59"/>
      <text:p text:style-name="P59"/>
      <text:p text:style-name="P15">1<text:span text:style-name="T37">2. hoisting</text:span></text:p>
      <text:p text:style-name="P34"/>
      <text:p text:style-name="P60">num = 100;</text:p>
      <text:p text:style-name="P60">elem=document.getElementById(“xxx”);</text:p>
      <text:p text:style-name="P60">elem.innerHTML = “num= “ + num;</text:p>
      <text:p text:style-name="P60">var num;</text:p>
      <text:p text:style-name="P60"/>
      <text:p text:style-name="P60"><text:soft-page-break/></text:p>
      <text:p text:style-name="P16">11. <text:span text:style-name="T38">check if </text:span><text:span text:style-name="T28">bar</text:span><text:span text:style-name="T38"> is an object</text:span></text:p>
      <text:p text:style-name="P35"/>
      <text:p text:style-name="P61">console.log( ( bar !== null ) &amp;&amp; ( typeof bar === “object” ) ); <text:s/>// null is an object</text:p>
      <text:p text:style-name="P61"/>
      <text:p text:style-name="P61"/>
      <text:p text:style-name="P61"/>
      <text:p text:style-name="P17">1<text:span text:style-name="T39">2. check if a string is a palindrome</text:span></text:p>
      <text:p text:style-name="P36"/>
      <text:p text:style-name="P62">function isPalindrome(str) {</text:p>
      <text:p text:style-name="P62"><text:s text:c="4"/>str = str.replace( / \W /g, ‘ ’ ).toLowerCase();</text:p>
      <text:p text:style-name="P62"><text:s text:c="4"/>return ( str == str.split( ‘ ’ ).reverse().join( ‘ ’ ) );</text:p>
      <text:p text:style-name="P62">}</text:p>
      <text:p text:style-name="P62"/>
      <text:p text:style-name="P64">console.log( isPalindrom(“ A car, a man, a maraca” ));</text:p>
      <text:p text:style-name="P64"/>
      <text:p text:style-name="P64"/>
      <text:p text:style-name="P18">1<text:span text:style-name="T40">3. a method works with both </text:span><text:span text:style-name="T29">sum(2,3)</text:span><text:span text:style-name="T40"> and </text:span><text:span text:style-name="T29">sum(2)(3)</text:span></text:p>
      <text:p text:style-name="P37"/>
      <text:p text:style-name="P63">function <text:span text:style-name="T40">sum(x, y) {</text:span></text:p>
      <text:p text:style-name="P63"><text:s text:c="4"/><text:span text:style-name="T40">if (y !== undefined ) {</text:span></text:p>
      <text:p text:style-name="P63"><text:s text:c="8"/><text:span text:style-name="T40">return x + y;</text:span></text:p>
      <text:p text:style-name="P63"><text:s text:c="4"/><text:span text:style-name="T40">} else {</text:span></text:p>
      <text:p text:style-name="P63"><text:s text:c="8"/><text:span text:style-name="T40">return function(y) {</text:span></text:p>
      <text:p text:style-name="P63"><text:s text:c="12"/><text:span text:style-name="T40">return x + y;</text:span></text:p>
      <text:p text:style-name="P63"><text:s text:c="8"/><text:span text:style-name="T40">}</text:span></text:p>
      <text:p text:style-name="P63"><text:s text:c="4"/><text:span text:style-name="T40">}</text:span></text:p>
      <text:p text:style-name="P65">}</text:p>
      <text:p text:style-name="P65"/>
      <text:p text:style-name="P65"/>
      <text:p text:style-name="P19">14. correct the code <text:span text:style-name="T45">(use of closure in loop)</text:span></text:p>
      <text:p text:style-name="P66"/>
      <text:p text:style-name="P66">for ( var i = 0; i &lt; 5; i ++ ) {</text:p>
      <text:p text:style-name="P66"><text:s text:c="4"/>var btn = document.createElement(‘button’);</text:p>
      <text:p text:style-name="P66"><text:s text:c="4"/>btn.appendChild( document.createTextNode(‘Button ‘ + i ) );</text:p>
      <text:p text:style-name="P66"><text:s text:c="4"/>btn.addEventListener( ‘click’, function() { console.log(i); });</text:p>
      <text:p text:style-name="P66"><text:s text:c="4"/>document.body.appendChild(btn);</text:p>
      <text:p text:style-name="P66">}</text:p>
      <text:p text:style-name="P66"/>
      <text:p text:style-name="P39">ES6:</text:p>
      <text:p text:style-name="P66">for ( <text:span text:style-name="T11">let</text:span> i = 0; i &lt; 5; i ++ ) {</text:p>
      <text:p text:style-name="P66"><text:s text:c="4"/>var btn = document.createElement(‘button’);</text:p>
      <text:p text:style-name="P66"><text:s text:c="4"/>btn.appendChild( document.createTextNode(‘Button ‘ + i ) );</text:p>
      <text:p text:style-name="P66"><text:s text:c="4"/>btn.addEventListener( ‘click’, function() { console.log(i); });</text:p>
      <text:p text:style-name="P66"><text:s text:c="4"/>document.body.appendChild(btn);</text:p>
      <text:p text:style-name="P66">}</text:p>
      <text:p text:style-name="P66"/>
      <text:p text:style-name="P39">ES5:</text:p>
      <text:p text:style-name="P66">for ( var i = 0; i &lt; 5; i ++ ) {</text:p>
      <text:p text:style-name="P66"><text:soft-page-break/><text:s text:c="4"/>var btn = document.createElement(‘button’);</text:p>
      <text:p text:style-name="P66"><text:s text:c="4"/>btn.appendChild( document.createTextNode(‘Button ‘ + i ) );</text:p>
      <text:p text:style-name="P66"><text:s text:c="4"/>btn.addEventListener( ‘click’, <text:span text:style-name="T11">function(i) { </text:span></text:p>
      <text:p text:style-name="P76"><text:s text:c="9"/>return function() { console.log(i); };</text:p>
      <text:p text:style-name="P66"><text:span text:style-name="T11"><text:s text:c="4"/>})</text:span><text:span text:style-name="T12">(i)</text:span><text:span text:style-name="T41"> )</text:span>;</text:p>
      <text:p text:style-name="P66"><text:s text:c="4"/>document.body.appendChild(btn);</text:p>
      <text:p text:style-name="P66">}</text:p>
      <text:p text:style-name="P66"/>
      <text:p text:style-name="P21">correct the code <text:span text:style-name="T43">2</text:span></text:p>
      <text:p text:style-name="P68"/>
      <text:p text:style-name="P68">for ( var i = 0; i &lt; 5; <text:span text:style-name="T43">i ++ ) {</text:span></text:p>
      <text:p text:style-name="P68"><text:s text:c="4"/><text:span text:style-name="T43">setTimeout( function() { console.log(i); } , i*1000 );</text:span></text:p>
      <text:p text:style-name="P72">}</text:p>
      <text:p text:style-name="P72"/>
      <text:p text:style-name="P41">ES5</text:p>
      <text:p text:style-name="P68">for ( var i = 0; i &lt; 5; <text:span text:style-name="T43">i ++ ) {</text:span></text:p>
      <text:p text:style-name="P68"><text:s text:c="4"/><text:span text:style-name="T43">( function(x) {</text:span></text:p>
      <text:p text:style-name="P85"><text:s text:c="8"/>setTimeout( function() { console.log(x); } , x*1000 );</text:p>
      <text:p text:style-name="P72"><text:s text:c="5"/>}<text:span text:style-name="T44">)(i);</text:span></text:p>
      <text:p text:style-name="P86">}</text:p>
      <text:p text:style-name="P66"/>
      <text:p text:style-name="P66"/>
      <text:p text:style-name="P20">1<text:span text:style-name="T42">5. a recursive code without the stack overflow problem</text:span></text:p>
      <text:p text:style-name="P67"/>
      <text:p text:style-name="P71">var list = readHugeList();</text:p>
      <text:p text:style-name="P71"/>
      <text:p text:style-name="P71">var nextListItem = function() {</text:p>
      <text:p text:style-name="P71"><text:s text:c="4"/>var item = list.pop();</text:p>
      <text:p text:style-name="P71"><text:s text:c="4"/>if(item) {</text:p>
      <text:p text:style-name="P71"><text:s text:c="8"/>setTimeout( nextListItem, 0 ); <text:s/>/<text:span text:style-name="T3">/ </text:span><text:span text:style-name="T6">the event loop handles the recursion, not the call stack.</text:span></text:p>
      <text:p text:style-name="P71"><text:s text:c="3"/>}</text:p>
      <text:p text:style-name="P71">};</text:p>
      <text:p text:style-name="P71"/>
      <text:p text:style-name="P71"/>
      <text:p text:style-name="P22">1<text:span text:style-name="T46">6. calculate 10!</text:span></text:p>
      <text:p text:style-name="P69"/>
      <text:p text:style-name="P73">console.log( (function f(n) { return ( (n&gt;1) ? n*f(n-1) : n ) } ) (10) );</text:p>
      <text:p text:style-name="P73"/>
      <text:p text:style-name="P73"/>
      <text:p text:style-name="P23">1<text:span text:style-name="T47">7. visit all elements in a tree(DOM)</text:span></text:p>
      <text:p text:style-name="P70"/>
      <text:p text:style-name="P74">function <text:span text:style-name="T48">T</text:span>raverse( p_element, p_callback ) {</text:p>
      <text:p text:style-name="P74"><text:s text:c="4"/>p_callback( p_element );</text:p>
      <text:p text:style-name="P74"><text:s text:c="4"/>var list = p_element.children;</text:p>
      <text:p text:style-name="P74"><text:s text:c="4"/>for ( var i =0; i &lt; list.length; i ++ ) {</text:p>
      <text:p text:style-name="P75"><text:s text:c="8"/><text:span text:style-name="T48">Tra</text:span>verse<text:span text:style-name="T48">( list[ i ], p_callback );</text:span></text:p>
      <text:p text:style-name="P75"><text:s text:c="4"/><text:span text:style-name="T48">}</text:span></text:p>
      <text:p text:style-name="P87">}</text:p>
      <text:p text:style-name="P75"><text:soft-page-break/></text:p>
      <text:p text:style-name="P75"/>
      <text:p text:style-name="P114">1<text:span text:style-name="T49">8. clone an object</text:span></text:p>
      <text:p text:style-name="P89"/>
      <text:p text:style-name="P91">var obj = { a: 1, b: 2 }</text:p>
      <text:p text:style-name="P91">var objClone = Object.assign( {}, obj );</text:p>
      <text:p text:style-name="P91"/>
      <text:p text:style-name="P117">Object.clone(): shallow copy, not deep copy, nested objects aren’t copied. </text:p>
      <text:p text:style-name="P75"><text:s text:c="2"/></text:p>
      <text:p text:style-name="P92"/>
      <text:p text:style-name="P115">1<text:span text:style-name="T50">9. add an element at the beginning / end of an array</text:span></text:p>
      <text:p text:style-name="P90"/>
      <text:p text:style-name="P118">ES5</text:p>
      <text:p text:style-name="P93">var myArray = [ ‘a’, ‘b’, ‘c’ ];</text:p>
      <text:p text:style-name="P93">myArray.push(‘end’);</text:p>
      <text:p text:style-name="P93">myArray.uhshift(‘start’);</text:p>
      <text:p text:style-name="P93"/>
      <text:p text:style-name="P118">ES6: spread operator</text:p>
      <text:p text:style-name="P93">myArray = [ ‘start, ...myArray, ‘end’ ];</text:p>
      <text:p text:style-name="P93"/>
      <text:p text:style-name="P93"/>
      <text:p text:style-name="P116">1<text:span text:style-name="T50">9. calculate the length of an associative array (object)</text:span></text:p>
      <text:p text:style-name="P119"/>
      <text:p text:style-name="P94">var myArray = <text:span text:style-name="T52">{ </text:span></text:p>
      <text:p text:style-name="P94"><text:s text:c="3"/><text:span text:style-name="T52">A : 3;</text:span></text:p>
      <text:p text:style-name="P94"><text:s text:c="3"/><text:span text:style-name="T52">B : 4;</text:span></text:p>
      <text:p text:style-name="P95">};</text:p>
      <text:p text:style-name="P95">myArray[ “C” ] = 1;</text:p>
      <text:p text:style-name="P95"/>
      <text:p text:style-name="P95"><text:span text:style-name="T14">Object.keys</text:span>(myArray).length;</text:p>
      <text:p text:style-name="P96">=========================</text:p>
      <text:p text:style-name="P95">function getLength(object) {</text:p>
      <text:p text:style-name="P95"><text:s text:c="4"/>var count = 0;</text:p>
      <text:p text:style-name="P95"><text:s text:c="4"/>for ( key in object ) {</text:p>
      <text:p text:style-name="P95"><text:s text:c="8"/>if ( object.<text:span text:style-name="T14">hasOwnProperty(key)</text:span> ) count++;</text:p>
      <text:p text:style-name="P95"><text:s text:c="4"/>}</text:p>
      <text:p text:style-name="P95"><text:s text:c="4"/>return count;</text:p>
      <text:p text:style-name="P95">}</text:p>
      <text:p text:style-name="P95"/>
      <text:p text:style-name="P95"/>
      <text:p text:style-name="P95"/>
      <text:p text:style-name="P185">jQuery</text:p>
      <text:p text:style-name="P97"/>
      <text:p text:style-name="P125">1. <text:span text:style-name="T55">query</text:span></text:p>
      <text:p text:style-name="P101"><text:span text:style-name="T19">$( “ div#first, div.first, ol#items &gt; [ name$=’first’ ] ” )</text:span> <text:s text:c="2"/><text:span text:style-name="T3">// </text:span><text:span text:style-name="T7">name ends with first</text:span></text:p>
      <text:p text:style-name="P99">$( “ <text:span text:style-name="T57">[ id$=’txt’ ]</text:span> ” <text:span text:style-name="T57">) <text:s text:c="2"/></text:span><text:span text:style-name="T5">// query all elements with an id ends with ‘txt’</text:span></text:p>
      <text:p text:style-name="P100">$( “ div [ id$=’txt’ ] ” ) <text:s/><text:span text:style-name="T5">// query div elements with an id ends with ‘txt</text:span></text:p>
      <text:p text:style-name="P122"/>
      <text:p text:style-name="P101"/>
      <text:p text:style-name="P125"><text:span text:style-name="T54">2</text:span>. <text:span text:style-name="T55">define a click handler for all buttons, including those added later dynamically</text:span></text:p>
      <text:p text:style-name="P125"/>
      <text:p text:style-name="P102"><text:span text:style-name="T19">// </text:span><text:span text:style-name="T21">define the click handler for all buttons</text:span></text:p>
      <text:p text:style-name="P107"><text:span text:style-name="T19">$( document ).on( “click”, “button”, function() {</text:span></text:p>
      <text:p text:style-name="P107"><text:span text:style-name="T19"><text:s text:c="4"/>alert( “Button Clicked” )</text:span></text:p>
      <text:p text:style-name="P107"><text:span text:style-name="T19">});</text:span></text:p>
      <text:p text:style-name="P107"><text:span text:style-name="T19"/></text:p>
      <text:p text:style-name="P107"><text:span text:style-name="T19">// dynamically add another button to the page</text:span></text:p>
      <text:p text:style-name="P107"><text:span text:style-name="T19">$( “html” ).append( “&lt;button&gt;Click Here&lt;/button&gt;” );</text:span></text:p>
      <text:p text:style-name="P107"><text:span text:style-name="T19"/></text:p>
      <text:p text:style-name="P107"><text:span text:style-name="T19"/></text:p>
      <text:p text:style-name="P128"><text:span text:style-name="T53">3. $</text:span><text:span text:style-name="T31"> </text:span><text:span text:style-name="T51">an alias for the jQuery object and jQuery() function.</text:span></text:p>
      <text:p text:style-name="P120"/>
      <text:p text:style-name="P120"/>
      <text:p text:style-name="P129">4. animate the div over 3 seconds</text:p>
      <text:p text:style-name="P103"><text:span text:style-name="T19"/></text:p>
      <text:p text:style-name="P121">html</text:p>
      <text:p text:style-name="P108"><text:span text:style-name="T19">&lt;div id=”expander”&gt;&lt;/div&gt;</text:span></text:p>
      <text:p text:style-name="P108"><text:span text:style-name="T19"/></text:p>
      <text:p text:style-name="P121">css</text:p>
      <text:p text:style-name="P108"><text:span text:style-name="T19">div#expander {<text:line-break/> <text:s text:c="3"/>width: 100px;</text:span></text:p>
      <text:p text:style-name="P108"><text:span text:style-name="T19"><text:s text:c="4"/>height: 100px;</text:span></text:p>
      <text:p text:style-name="P108"><text:span text:style-name="T19"><text:s text:c="4"/>background-color: blue;</text:span></text:p>
      <text:p text:style-name="P108"><text:span text:style-name="T19">}</text:span></text:p>
      <text:p text:style-name="P108"><text:span text:style-name="T19"/></text:p>
      <text:p text:style-name="P121">jquery</text:p>
      <text:p text:style-name="P108"><text:span text:style-name="T19">$( “#expander” ).animate(</text:span></text:p>
      <text:p text:style-name="P108"><text:span text:style-name="T19"><text:s text:c="4"/>{ </text:span></text:p>
      <text:p text:style-name="P108"><text:span text:style-name="T19"><text:s text:c="6"/>width: “200px”,</text:span></text:p>
      <text:p text:style-name="P108"><text:span text:style-name="T19"><text:s text:c="6"/>height: “200px”,</text:span></text:p>
      <text:p text:style-name="P108"><text:span text:style-name="T19"><text:s text:c="4"/>},</text:span></text:p>
      <text:p text:style-name="P108"><text:span text:style-name="T19"><text:s text:c="4"/>3000 );</text:span></text:p>
      <text:p text:style-name="P108"><text:span text:style-name="T19"/></text:p>
      <text:p text:style-name="P108"><text:span text:style-name="T19"/></text:p>
      <text:p text:style-name="P130">5. method chaining</text:p>
      <text:p text:style-name="P130"/>
      <text:p text:style-name="P104"><text:span text:style-name="T19">$( “</text:span><text:span text:style-name="T22">button#play-movie” ).on( “click”, playMovie )</text:span></text:p>
      <text:p text:style-name="P104"><text:span text:style-name="T22"><text:s text:c="37"/>.css( “background-color”, “orange” )</text:span></text:p>
      <text:p text:style-name="P104"><text:soft-page-break/><text:span text:style-name="T22"><text:s text:c="37"/>.show();</text:span></text:p>
      <text:p text:style-name="P104"><text:span text:style-name="T22"/></text:p>
      <text:p text:style-name="P109"><text:span text:style-name="T22">$</text:span><text:span text:style-name="T19">( “div” ).css( “width”, “300px” ).add( “p” ).css( “background-color”, “blue” );</text:span></text:p>
      <text:p text:style-name="P109"><text:span text:style-name="T19"/></text:p>
      <text:p text:style-name="P109"><text:span text:style-name="T19"/></text:p>
      <text:p text:style-name="P126"><text:span text:style-name="T56">6</text:span>. <text:span text:style-name="T56">event.preventDefault() &amp; event.stopPropagation()</text:span></text:p>
      <text:p text:style-name="P105"><text:span text:style-name="T19"/></text:p>
      <text:p text:style-name="P110"><text:span text:style-name="T19">event.preventDefault(): prevent the browser’s default action</text:span></text:p>
      <text:p text:style-name="P110"><text:span text:style-name="T19">event.stopPropagation(): stop an event from bubbling up the event chaining</text:span></text:p>
      <text:p text:style-name="P110"><text:span text:style-name="T19"/></text:p>
      <text:p text:style-name="P110"><text:span text:style-name="T19">$( “#foo” ).click( function() {</text:span></text:p>
      <text:p text:style-name="P110"><text:span text:style-name="T19"><text:s text:c="4"/>…</text:span></text:p>
      <text:p text:style-name="P110"><text:span text:style-name="T19">});</text:span></text:p>
      <text:p text:style-name="P110"><text:span text:style-name="T19"/></text:p>
      <text:p text:style-name="P110"><text:span text:style-name="T19">$( “#bar” ).click( function(e) {</text:span></text:p>
      <text:p text:style-name="P110"><text:span text:style-name="T19"><text:s text:c="4"/>…</text:span></text:p>
      <text:p text:style-name="P110"><text:span text:style-name="T19"><text:s text:c="4"/>e.stopPropagation();</text:span></text:p>
      <text:p text:style-name="P110"><text:span text:style-name="T19">});</text:span></text:p>
      <text:p text:style-name="P110"><text:span text:style-name="T19"/></text:p>
      <text:p text:style-name="P110"><text:span text:style-name="T19"/></text:p>
      <text:p text:style-name="P131">7. .promise()</text:p>
      <text:p text:style-name="P106"><text:span text:style-name="T19"/></text:p>
      <text:p text:style-name="P111"><text:span text:style-name="T19">function getMinsSecs() {<text:line-break/> <text:s text:c="3"/>var dt = new Date();</text:span></text:p>
      <text:p text:style-name="P111"><text:span text:style-name="T19"><text:s text:c="4"/>return dt.getMinutes() + “:” + dt.getSeconds();</text:span></text:p>
      <text:p text:style-name="P111"><text:span text:style-name="T19">}</text:span></text:p>
      <text:p text:style-name="P111"><text:span text:style-name="T19"/></text:p>
      <text:p text:style-name="P111"><text:span text:style-name="T19">$( “ input ” ).on( “click”, function() {</text:span></text:p>
      <text:p text:style-name="P111"><text:span text:style-name="T19"><text:s text:c="4"/>$( “p” ).append( “Start time: “ + getMinsSecs() + “&lt;br/&gt;” );</text:span></text:p>
      <text:p text:style-name="P111"><text:span text:style-name="T19"><text:s text:c="4"/>$( “div” ).</text:span><text:span text:style-name="T23">each( function( i )</text:span><text:span text:style-name="T19"> {</text:span></text:p>
      <text:p text:style-name="P111"><text:span text:style-name="T19"><text:s text:c="7"/>$( </text:span><text:span text:style-name="T23">this</text:span><text:span text:style-name="T19"> ).fadeOut( 1000*( i*2 ) );</text:span></text:p>
      <text:p text:style-name="P111"><text:span text:style-name="T19"><text:s text:c="4"/>});</text:span></text:p>
      <text:p text:style-name="P111"><text:span text:style-name="T19"><text:s text:c="4"/>$( “div” )</text:span><text:span text:style-name="T23">.promise().done</text:span><text:span text:style-name="T19">( function() {</text:span></text:p>
      <text:p text:style-name="P111"><text:span text:style-name="T19"><text:s text:c="8"/>$( “p” ).append( “End time: “ + getMinsSecs() + “&lt;br/&gt;” );</text:span></text:p>
      <text:p text:style-name="P111"><text:span text:style-name="T19"><text:s text:c="4"/>});</text:span></text:p>
      <text:p text:style-name="P111"><text:span text:style-name="T19">});</text:span></text:p>
      <text:p text:style-name="P111"><text:span text:style-name="T19"/></text:p>
      <text:p text:style-name="P106"><text:span text:style-name="T19"/></text:p>
      <text:p text:style-name="P184">HTML</text:p>
      <text:p text:style-name="P142"/>
      <text:p text:style-name="P143">Hypertext Markup Language, for creating webpages, display content (text, image.. )</text:p>
      <text:p text:style-name="P143"/>
      <text:p text:style-name="P144">&lt;form&gt;</text:p>
      <text:p text:style-name="P144">action=”where the form will be submitted to, like a PHP file, process.php”</text:p>
      <text:p text:style-name="P144"/>
      <text:p text:style-name="P145">&lt;select&gt; &lt;option&gt;</text:p>
      <text:p text:style-name="P145">&lt;input type=”radio”&gt; &lt;input type=”<text:span text:style-name="T58">checkbox</text:span>”&gt;</text:p>
      <text:p text:style-name="P146">&lt;input type=”submit” value=”Submit”&gt;</text:p>
      <text:p text:style-name="P146">&lt;button type=”submit”&gt;Submit&lt;/button&gt;</text:p>
      <text:p text:style-name="P146"/>
      <text:p text:style-name="P147">Inline level elements / block level elements:</text:p>
      <text:p text:style-name="P151"/>
      <text:p text:style-name="P152">block: span 100% width of the page</text:p>
      <text:p text:style-name="P151"/>
      <text:p text:style-name="P152">inline: <text:s/>a, button, span...</text:p>
      <text:p text:style-name="P152"/>
      <text:p text:style-name="P148">entity: </text:p>
      <text:p text:style-name="P153">non breaking space &amp;nbsp; </text:p>
      <text:p text:style-name="P153">copyright &amp;copy;</text:p>
      <text:p text:style-name="P183"/>
      <text:p text:style-name="P181">CSS</text:p>
      <text:p text:style-name="P142"/>
      <text:p text:style-name="P154">cascading style sheets, styling language.</text:p>
      <text:p text:style-name="P154"/>
      <text:p text:style-name="P155"><text:span text:style-name="T59">b</text:span>ackground: <text:s/><text:span text:style-name="T59">url(‘’) no-repeat center center/cover;</text:span></text:p>
      <text:p text:style-name="P156">height: 100vh;</text:p>
      <text:p text:style-name="P157">background-attachment: fixed;</text:p>
      <text:p text:style-name="P157"/>
      <text:p text:style-name="P157">.<text:span text:style-name="T60">container {</text:span></text:p>
      <text:p text:style-name="P157"><text:s text:c="4"/><text:span text:style-name="T15">max</text:span><text:span text:style-name="T60">-width: 960px; //responsive</text:span></text:p>
      <text:p text:style-name="P157"><text:s text:c="4"/><text:span text:style-name="T60">margin: 30px auto;</text:span></text:p>
      <text:p text:style-name="P158">}</text:p>
      <text:p text:style-name="P158"/>
      <text:p text:style-name="P158">.<text:span text:style-name="T61">navbar li {<text:line-break/> <text:s text:c="3"/></text:span><text:span text:style-name="T16">display: inline</text:span><text:span text:style-name="T61">; <text:s/></text:span></text:p>
      <text:p text:style-name="P159">}</text:p>
      <text:p text:style-name="P159"/>
      <text:p text:style-name="P159">.<text:span text:style-name="T62">navbar li a {</text:span></text:p>
      <text:p text:style-name="P159"><text:s text:c="4"/><text:span text:style-name="T62">padding: 10px;</text:span></text:p>
      <text:p text:style-name="P160">}</text:p>
      <text:p text:style-name="P159"/>
      <text:p text:style-name="P161">img {</text:p>
      <text:p text:style-name="P161"><text:s text:c="4"/><text:span text:style-name="T11">display: block;</text:span></text:p>
      <text:p text:style-name="P161"><text:s text:c="4"/>margin: auto; <text:s/>// <text:span text:style-name="T63">only works with block elements</text:span></text:p>
      <text:p text:style-name="P161">}</text:p>
      <text:p text:style-name="P161"/>
      <text:p text:style-name="P149">position: </text:p>
      <text:p text:style-name="P162">static: not effected by tblr.</text:p>
      <text:p text:style-name="P162">relative: effected by tblr.</text:p>
      <text:p text:style-name="P162">absolute: relative to its parent element(relative)</text:p>
      <text:p text:style-name="P162">fixed: relative to the viewport</text:p>
      <text:p text:style-name="P162">sticky: based on scroll position <text:s/>// <text:span text:style-name="T64">for navbar, position: sticky; top: 0;</text:span></text:p>
      <text:p text:style-name="P162"/>
      <text:p text:style-name="P163"><text:span text:style-name="T11">display:</text:span> none;</text:p>
      <text:p text:style-name="P164">visibility: hidden;</text:p>
      <text:p text:style-name="P164"/>
      <text:p text:style-name="P165"><text:span text:style-name="T11">@media</text:span>(max-width: 500px) { <text:s text:c="2"/>// for smart phones</text:p>
      <text:p text:style-name="P165">@media<text:span text:style-name="T65">(min-witdh: 501px) and </text:span>(max-width: <text:span text:style-name="T66">768</text:span>px) { <text:s text:c="2"/>// for <text:span text:style-name="T66">tablet</text:span></text:p>
      <text:p text:style-name="P165">@media<text:span text:style-name="T65">(min-witdh: 769px) and </text:span>(max-width: <text:span text:style-name="T65">1200</text:span>px) { <text:s text:c="2"/>// for <text:span text:style-name="T65">normal screen</text:span></text:p>
      <text:p text:style-name="P165">@media<text:span text:style-name="T65">(min-witdh: 1201px) </text:span>{ <text:s text:c="2"/>// for <text:span text:style-name="T65">wide screen</text:span></text:p>
      <text:p text:style-name="P165"/>
      <text:p text:style-name="P166">&lt;link rel=”stylesheet” media=”screen and (max-width: 768px)” href=”mobile.css”&gt;</text:p>
      <text:p text:style-name="P166"/>
      <text:p text:style-name="P167"><text:span text:style-name="T11">flexbox</text:span> (CSS3): align things easily without using float</text:p>
      <text:p text:style-name="P167"/>
      <text:p text:style-name="P168">parent {</text:p>
      <text:p text:style-name="P168"><text:s text:c="4"/><text:span text:style-name="T11">display: flex;</text:span></text:p>
      <text:p text:style-name="P168"><text:soft-page-break/><text:s text:c="4"/>flex-direction: row / column;</text:p>
      <text:p text:style-name="P168">}</text:p>
      <text:p text:style-name="P168"/>
      <text:p text:style-name="P168">child {</text:p>
      <text:p text:style-name="P168"><text:s text:c="4"/>flex: 1; <text:s/>// <text:span text:style-name="T67">all child equal width</text:span></text:p>
      <text:p text:style-name="P168">}</text:p>
      <text:p text:style-name="P168"/>
      <text:p text:style-name="P169">child1 {</text:p>
      <text:p text:style-name="P169"><text:s text:c="4"/>flex: 2;</text:p>
      <text:p text:style-name="P169">}</text:p>
      <text:p text:style-name="P169">child2 {</text:p>
      <text:p text:style-name="P169"><text:s text:c="4"/>flex:1;</text:p>
      <text:p text:style-name="P169">}</text:p>
      <text:p text:style-name="P169"/>
      <text:p text:style-name="P170"><text:span text:style-name="T11">justify-content</text:span>: center / around; <text:s text:c="2"/>// horizontal</text:p>
      <text:p text:style-name="P170">height: 600px; <text:s text:c="3"/><text:span text:style-name="T11">align-items</text:span>: center / <text:span text:style-name="T68">flex-start / flex-end</text:span>; <text:s text:c="2"/>// vertical</text:p>
      <text:p text:style-name="P171"><text:span text:style-name="T11">align-content:</text:span> center / flex-start; <text:s/>// vertical when have extra space</text:p>
      <text:p text:style-name="P171"/>
      <text:p text:style-name="P172">#<text:span text:style-name="T11">navbar</text:span> {</text:p>
      <text:p text:style-name="P172"><text:s text:c="4"/>display: flex;</text:p>
      <text:p text:style-name="P172"><text:s text:c="4"/>position: sticky;</text:p>
      <text:p text:style-name="P172"><text:s text:c="4"/>top: 0;</text:p>
      <text:p text:style-name="P172"><text:s text:c="4"/>justify-content: space-between;</text:p>
      <text:p text:style-name="P172"><text:s text:c="4"/>z-index: 1;</text:p>
      <text:p text:style-name="P172">}</text:p>
      <text:p text:style-name="P172">#navbar ul {</text:p>
      <text:p text:style-name="P172"><text:s text:c="4"/>display: flex;</text:p>
      <text:p text:style-name="P172"><text:s text:c="4"/><text:span text:style-name="T69">align-items: center;</text:span></text:p>
      <text:p text:style-name="P156">}</text:p>
      <text:p text:style-name="P156"/>
      <text:p text:style-name="P150">variables:</text:p>
      <text:p text:style-name="P173">:root {</text:p>
      <text:p text:style-name="P173"><text:s text:c="4"/>--primary-color: #fff;</text:p>
      <text:p text:style-name="P173">}</text:p>
      <text:p text:style-name="P173"/>
      <text:p text:style-name="P174">color: var(--primary-color);</text:p>
      <text:p text:style-name="P174"/>
      <text:p text:style-name="P175"><text:span text:style-name="T11">@keyframe</text:span>s animate1 {</text:p>
      <text:p text:style-name="P175"><text:s text:c="4"/>to {</text:p>
      <text:p text:style-name="P175"><text:s text:c="8"/>color: red;</text:p>
      <text:p text:style-name="P175"/>
      <text:p text:style-name="P176"><text:span text:style-name="T11">transition</text:span>: background <text:span text:style-name="T70">2s ease-in-out;</text:span></text:p>
      <text:p text:style-name="P176"/>
      <text:p text:style-name="P177">transform: rotate(25deg);</text:p>
      <text:p text:style-name="P177">transition: all 1s ease-in-out;</text:p>
      <text:p text:style-name="P177"/>
      <text:p text:style-name="P177"/>
      <text:p text:style-name="P176"/>
      <text:p text:style-name="P176"/>
      <text:p text:style-name="P178"><text:soft-page-break/>grid:</text:p>
      <text:p text:style-name="P178">parent {</text:p>
      <text:p text:style-name="P178"><text:s text:c="4"/><text:span text:style-name="T11">display: grid;</text:span></text:p>
      <text:p text:style-name="P178"><text:span text:style-name="T11"><text:s text:c="4"/>grid-template-columns / </text:span><text:span text:style-name="T17">rows</text:span><text:span text:style-name="T11">:</text:span> 1fr 2fr 1fr;</text:p>
      <text:p text:style-name="P178"><text:s text:c="4"/>grid-gap: 1rem;</text:p>
      <text:p text:style-name="P178">}</text:p>
      <text:p text:style-name="P179">child:nth-child(9) {</text:p>
      <text:p text:style-name="P179"><text:s text:c="4"/>grid-column: 2 / span 3;</text:p>
      <text:p text:style-name="P179"><text:s text:c="4"/>grid-row: 4 / span 2;</text:p>
      <text:p text:style-name="P179">}</text:p>
      <text:p text:style-name="P179"/>
      <text:p text:style-name="P180">grid-template-areas:</text:p>
      <text:p text:style-name="P180">grid-area:</text:p>
      <text:p text:style-name="P180"/>
      <text:p text:style-name="P112"><text:span text:style-name="T19"/></text:p>
      <text:p text:style-name="P184">SASS <text:span text:style-name="T8">(</text:span><text:span text:style-name="T9">Syntactically Awesome StyleSheets</text:span><text:span text:style-name="T8">)</text:span></text:p>
      <text:p text:style-name="P132"/>
      <text:p text:style-name="P133">CSS precompiler. <text:s text:c="4"/>.<text:span text:style-name="T71">scss</text:span></text:p>
      <text:p text:style-name="P134">Variables, nesting, imports, funcitons/ mixins, conditionals, inheritance, operators, color functions…</text:p>
      <text:p text:style-name="P134"/>
      <text:p text:style-name="P135">npm install node-sass</text:p>
      <text:p text:style-name="P136">scripts:</text:p>
      <text:p text:style-name="P136"><text:s text:c="4"/>sass: node-sass -w scss/ -o dist/css/ --recursive</text:p>
      <text:p text:style-name="P136">npm run sass</text:p>
      <text:p text:style-name="P136"/>
      <text:p text:style-name="P137"><text:span text:style-name="T11">$</text:span>primary-color: #fff;</text:p>
      <text:p text:style-name="P137"/>
      <text:p text:style-name="P138"><text:span text:style-name="T11">&amp;</text:span> parent </text:p>
      <text:p text:style-name="P137"/>
      <text:p text:style-name="P137">inheritance:</text:p>
      <text:p text:style-name="P137"><text:span text:style-name="T11">%</text:span>btn-shared { … }</text:p>
      <text:p text:style-name="P137">.btn-light {</text:p>
      <text:p text:style-name="P137"><text:s text:c="4"/><text:span text:style-name="T11">@extend %btn-shared;</text:span></text:p>
      <text:p text:style-name="P137">}</text:p>
      <text:p text:style-name="P137"/>
      <text:p text:style-name="P137"><text:span text:style-name="T11">_</text:span><text:span text:style-name="T18">variables.scss:</text:span><text:span text:style-name="T72"> partial</text:span></text:p>
      <text:p text:style-name="P141">@import ‘variables’;</text:p>
      <text:p text:style-name="P141">@import ‘fuctions’;</text:p>
      <text:p text:style-name="P139"/>
      <text:p text:style-name="P137">_<text:span text:style-name="T72">functions.scss: <text:s text:c="2"/></text:span></text:p>
      <text:p text:style-name="P139"><text:span text:style-name="T11">@function</text:span> set-text-color($color) {</text:p>
      <text:p text:style-name="P139"><text:s text:c="4"/>@if ( lightness($color) &gt; 50 ) {</text:p>
      <text:p text:style-name="P139"><text:s text:c="8"/>@return #000;</text:p>
      <text:p text:style-name="P139"><text:s text:c="4"/>} @else {</text:p>
      <text:p text:style-name="P139"><text:s text:c="8"/>@return #fff;</text:p>
      <text:p text:style-name="P139"><text:s text:c="4"/>}</text:p>
      <text:p text:style-name="P139">}</text:p>
      <text:p text:style-name="P137"/>
      <text:p text:style-name="P140">color: set-text-color($dark-color);</text:p>
      <text:p text:style-name="P140"/>
      <text:p text:style-name="P138"><text:span text:style-name="T11">@mixin</text:span> transform($property) {</text:p>
      <text:p text:style-name="P138"><text:s text:c="4"/>transform: $property;</text:p>
      <text:p text:style-name="P138">}</text:p>
      <text:p text:style-name="P138"/>
      <text:p text:style-name="P123"><text:span text:style-name="T24">@include</text:span><text:span text:style-name="T19"> transform( rotate(20deg) );</text:span></text:p>
      <text:p text:style-name="P123"><text:span text:style-name="T19"/></text:p>
      <text:p text:style-name="P123"><text:span text:style-name="T19"/></text:p>
      <text:p text:style-name="P186">PHP</text:p>
      <text:p text:style-name="P98"/>
      <text:p text:style-name="P127">1. <text:span text:style-name="T73">upload file</text:span></text:p>
      <text:p text:style-name="P113"><text:span text:style-name="T19"/></text:p>
      <text:p text:style-name="P124">1) php.ini:</text:p>
      <text:p text:style-name="P113"><text:span text:style-name="T19"><text:s text:c="4"/>file_uploads = On</text:span></text:p>
      <text:p text:style-name="P113"><text:span text:style-name="T19"/></text:p>
      <text:p text:style-name="P124">2)html:</text:p>
      <text:p text:style-name="P113"><text:span text:style-name="T19"><text:s text:c="4"/>&lt;form action=”upload.php” method=”post” enctype=”multipart/form-data”&gt;</text:span></text:p>
      <text:p text:style-name="P113"><text:span text:style-name="T19"><text:s text:c="4"/>&lt;input type=”file” name=”upd” id=”upd”&gt;</text:span></text:p>
      <text:p text:style-name="P113"><text:span text:style-name="T19"><text:s text:c="4"/>&lt;input type=”submit” value=”Upload” name=”upload”&gt;</text:span></text:p>
      <text:p text:style-name="P113"><text:span text:style-name="T19"><text:s text:c="4"/>&lt;/form&gt;</text:span></text:p>
      <text:p text:style-name="P113"><text:span text:style-name="T19"/></text:p>
      <text:p text:style-name="P124">3)upload.php:</text:p>
      <text:p text:style-name="P113"><text:span text:style-name="T19"><text:s text:c="4"/>if ( move_uploaded_file ( $_FILES[“upd”][“tmp_name”], “Uploads/” ) ) {</text:span></text:p>
      <text:p text:style-name="P113"><text:span text:style-name="T19"><text:s text:c="8"/>echo “The file “. basename( $_FILES[“upd”][“name’] ). “ is uploaded.”;</text:span></text:p>
      <text:p text:style-name="P113"><text:span text:style-name="T19"><text:s text:c="4"/>} else {</text:span></text:p>
      <text:p text:style-name="P113"><text:span text:style-name="T19"><text:s text:c="8"/>echo “ There is an error in uploading.”;</text:span></text:p>
      <text:p text:style-name="P113"><text:span text:style-name="T19"><text:s text:c="4"/>}</text:span></text:p>
      <text:p text:style-name="P113"><text:span text:style-name="T19"/></text:p>
      <text:p text:style-name="P113"><text:span text:style-name="T19"/></text:p>
      <text:p text:style-name="P113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Proxima Nova" svg:font-family="'Proxima Nova', Arial, sans-serif"/>
    <style:font-face style:name="monospace" svg:font-family="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8472in" fo:margin-right="0.79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9-04T16:39:47.737000000</dc:date>
    <meta:editing-duration>PT9H18M59S</meta:editing-duration>
    <meta:editing-cycles>56</meta:editing-cycles>
    <meta:document-statistic meta:table-count="0" meta:image-count="0" meta:object-count="0" meta:page-count="14" meta:paragraph-count="384" meta:word-count="1630" meta:character-count="10609" meta:non-whitespace-character-count="8635"/>
  </office:meta>
</office:document-meta>
</file>